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co3" style:family="table-column">
      <style:table-column-properties fo:break-before="auto" style:column-width="8.7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orm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ub_tip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cole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fiebres tifoidea y partifoid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salmonel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shigel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otr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protozoar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ameb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no clas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gastroenteritis y colitis de orige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Intestinales</text:p>
          </table:table-cell>
          <table:table-cell office:value-type="string" calcext:value-type="string">
            <text:p>infeccioso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berculosis</text:p>
          </table:table-cell>
          <table:table-cell office:value-type="string" calcext:value-type="string">
            <text:p>tuberculosis confirmada 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berculosis</text:p>
          </table:table-cell>
          <table:table-cell office:value-type="string" calcext:value-type="string">
            <text:p>tuberculosis no confirmada 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berculosis</text:p>
          </table:table-cell>
          <table:table-cell office:value-type="string" calcext:value-type="string">
            <text:p>tuberculosis del sistema nervio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berculosis</text:p>
          </table:table-cell>
          <table:table-cell office:value-type="string" calcext:value-type="string">
            <text:p>tuberculosos de otros orga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berculosis</text:p>
          </table:table-cell>
          <table:table-cell office:value-type="string" calcext:value-type="string">
            <text:p>tuberculosis mili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Pulmonares</text:p>
          </table:table-cell>
          <table:table-cell office:value-type="string" calcext:value-type="string">
            <text:p>pes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Pulmonares</text:p>
          </table:table-cell>
          <table:table-cell office:value-type="string" calcext:value-type="string">
            <text:p>tularem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Pulmonares</text:p>
          </table:table-cell>
          <table:table-cell office:value-type="string" calcext:value-type="string">
            <text:p>carbun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Zoonotica</text:p>
          </table:table-cell>
          <table:table-cell office:value-type="string" calcext:value-type="string">
            <text:p>muermo y melioid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Zoonotica</text:p>
          </table:table-cell>
          <table:table-cell office:value-type="string" calcext:value-type="string">
            <text:p>fiebre por mordedura de ra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Zoonotica</text:p>
          </table:table-cell>
          <table:table-cell office:value-type="string" calcext:value-type="string">
            <text:p>brucel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Zoonotica</text:p>
          </table:table-cell>
          <table:table-cell office:value-type="string" calcext:value-type="string">
            <text:p>Erisipeloid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Zoonotica</text:p>
          </table:table-cell>
          <table:table-cell office:value-type="string" calcext:value-type="string">
            <text:p>Leptospir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Zoonotica</text:p>
          </table:table-cell>
          <table:table-cell office:value-type="string" calcext:value-type="string">
            <text:p>otr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Micobacteriana</text:p>
          </table:table-cell>
          <table:table-cell office:value-type="string" calcext:value-type="string">
            <text:p>Listeri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Micobacteriana</text:p>
          </table:table-cell>
          <table:table-cell office:value-type="string" calcext:value-type="string">
            <text:p>lep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Micobacteriana</text:p>
          </table:table-cell>
          <table:table-cell office:value-type="string" calcext:value-type="string">
            <text:p>otras micobacteria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etanos</text:p>
          </table:table-cell>
          <table:table-cell office:value-type="string" calcext:value-type="string">
            <text:p>neo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etanos</text:p>
          </table:table-cell>
          <table:table-cell office:value-type="string" calcext:value-type="string">
            <text:p>obstetr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etano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estreptococ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tr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Bacteriana</text:p>
          </table:table-cell>
          <table:table-cell office:value-type="string" calcext:value-type="string">
            <text:p>Actinomi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Bacteriana</text:p>
          </table:table-cell>
          <table:table-cell office:value-type="string" calcext:value-type="string">
            <text:p>Nocardi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Bacteriana</text:p>
          </table:table-cell>
          <table:table-cell office:value-type="string" calcext:value-type="string">
            <text:p>Erisipe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Bacteriana</text:p>
          </table:table-cell>
          <table:table-cell office:value-type="string" calcext:value-type="string">
            <text:p>Bartonel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Bacteriana</text:p>
          </table:table-cell>
          <table:table-cell office:value-type="string" calcext:value-type="string">
            <text:p>Otras enfermedades bacterian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Bacteriana</text:p>
          </table:table-cell>
          <table:table-cell office:value-type="string" calcext:value-type="string">
            <text:p>Infección bacteriana de siti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ifilis</text:p>
          </table:table-cell>
          <table:table-cell office:value-type="string" calcext:value-type="string">
            <text:p>Sífilis congéni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ifilis</text:p>
          </table:table-cell>
          <table:table-cell office:value-type="string" calcext:value-type="string">
            <text:p>Sífilis precoz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ifilis</text:p>
          </table:table-cell>
          <table:table-cell office:value-type="string" calcext:value-type="string">
            <text:p>Sífilis tardí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ifilis</text:p>
          </table:table-cell>
          <table:table-cell office:value-type="string" calcext:value-type="string">
            <text:p>Otras sífilis y las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ifilis</text:p>
          </table:table-cell>
          <table:table-cell office:value-type="string" calcext:value-type="string">
            <text:p>Sífilis no venér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Infección gonocóc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Linfogranuloma (venéreo) por clamid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Otras enfermedades de transmisión sexual debidas a clamid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Chancro blan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Granuloma ingui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Tricomon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Infección anogenital debida a virus del herpes [herpes simple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Otras enfermedades de transmisión predominantemente sexual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Trasmision Sexual</text:p>
          </table:table-cell>
          <table:table-cell office:value-type="string" calcext:value-type="string">
            <text:p>Enfermedad de transmisión sexual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ausada por Espiroquetas</text:p>
          </table:table-cell>
          <table:table-cell office:value-type="string" calcext:value-type="string">
            <text:p>Frambes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ausada por Espiroquetas</text:p>
          </table:table-cell>
          <table:table-cell office:value-type="string" calcext:value-type="string">
            <text:p>Pinta [carate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ausada por Espiroquetas</text:p>
          </table:table-cell>
          <table:table-cell office:value-type="string" calcext:value-type="string">
            <text:p>Fiebres recurre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ausada por Espiroquetas</text:p>
          </table:table-cell>
          <table:table-cell office:value-type="string" calcext:value-type="string">
            <text:p>Otras infecciones causadas por espiroquet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lamidias</text:p>
          </table:table-cell>
          <table:table-cell office:value-type="string" calcext:value-type="string">
            <text:p>Infeccion debida a Chlamydia psittaci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lamidias</text:p>
          </table:table-cell>
          <table:table-cell office:value-type="string" calcext:value-type="string">
            <text:p>Traco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lamidias</text:p>
          </table:table-cell>
          <table:table-cell office:value-type="string" calcext:value-type="string">
            <text:p>Otras enfermedades causadas por clamid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ickettsiosis</text:p>
          </table:table-cell>
          <table:table-cell office:value-type="string" calcext:value-type="string">
            <text:p>Tifu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ickettsiosis</text:p>
          </table:table-cell>
          <table:table-cell office:value-type="string" calcext:value-type="string">
            <text:p>Fiebre maculosa [rickettsiosis transmitida por garrapatas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ickettsiosis</text:p>
          </table:table-cell>
          <table:table-cell office:value-type="string" calcext:value-type="string">
            <text:p>Fiebre Q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ickettsiosis</text:p>
          </table:table-cell>
          <table:table-cell office:value-type="string" calcext:value-type="string">
            <text:p>Otras rickettsi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Fiebre del dengue [dengue clásico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Fiebre del dengue hemorrág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Otras fiebres virales transmitidas por mosqui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Otras fiebres virales transmitidas por artrópodo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Fiebre viral transmitida por artrópodos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Fiebre amaril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Fiebre hemorrágica por arenaviru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Otras fiebres virales hemorrágic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Fiebre viral hemorrágic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Fiebre</text:p>
          </table:table-cell>
          <table:table-cell office:value-type="string" calcext:value-type="string">
            <text:p>Fiebre de otro origen y de origen descono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Infecciones herpética [herpes simple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Varice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Herpes zoste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Virue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Viruela de los mo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Saramp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Rubéola [sarampión alemán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Verrugas vír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Otras infeciones víricas caracterizadas por lesiones de la piel y de las membranas mucos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cciones en la Piel</text:p>
          </table:table-cell>
          <table:table-cell office:value-type="string" calcext:value-type="string">
            <text:p>Infección viral no especificada caracterizada por lesiones de la piel y de las membranas mucos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epatitis aguda tipo 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epatitis aguda tipo B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Otras hepatitis virales agu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epatitis viral cró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epatitis viral sin otra especific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VIH</text:p>
          </table:table-cell>
          <table:table-cell office:value-type="string" calcext:value-type="string">
            <text:p>Enfermedad por virus de la inmunodeficiencia humana [VIH] resultante en enfermedades infecciosas y parasitar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VIH</text:p>
          </table:table-cell>
          <table:table-cell office:value-type="string" calcext:value-type="string">
            <text:p>Enfermedad por virus de la inmunodeficiencia humana [VIH] resultante <text:s/>en tumores malig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VIH</text:p>
          </table:table-cell>
          <table:table-cell office:value-type="string" calcext:value-type="string">
            <text:p>Enfermedad por virus de la inmunodeficiencia humana [VIH] resultante en otras enfermedades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VIH</text:p>
          </table:table-cell>
          <table:table-cell office:value-type="string" calcext:value-type="string">
            <text:p>Enfermedad por virus de la inmunodeficiencia humana [VIH] resultante en otras afeccio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VIH</text:p>
          </table:table-cell>
          <table:table-cell office:value-type="string" calcext:value-type="string">
            <text:p>Enfermedad por virus de la inmunodeficiencia humana [VIH] sin otra especific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enfermedades virales</text:p>
          </table:table-cell>
          <table:table-cell office:value-type="string" calcext:value-type="string">
            <text:p>Enfermedad debida a virus citomegál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enfermedades virales</text:p>
          </table:table-cell>
          <table:table-cell office:value-type="string" calcext:value-type="string">
            <text:p>Parotiditis infeccios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enfermedades virales</text:p>
          </table:table-cell>
          <table:table-cell office:value-type="string" calcext:value-type="string">
            <text:p>Mononucleosis infeccios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enfermedades virales</text:p>
          </table:table-cell>
          <table:table-cell office:value-type="string" calcext:value-type="string">
            <text:p>Conjuntivitis vi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enfermedades virales</text:p>
          </table:table-cell>
          <table:table-cell office:value-type="string" calcext:value-type="string">
            <text:p>Otras enfermedades virale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enfermedades virales</text:p>
          </table:table-cell>
          <table:table-cell office:value-type="string" calcext:value-type="string">
            <text:p>Infección viral de siti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enfermedades virales</text:p>
          </table:table-cell>
          <table:table-cell office:value-type="string" calcext:value-type="string">
            <text:p>Enfermedad por virus Zik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Dermatofit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Otras micosis superfici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Candid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Coccidioidomi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Histoplasm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Blastomi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Paracoccidioidomi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Esporotri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Cromomicosis y absceso feomicó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Aspergil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Criptoco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Cigomi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Miceto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Otras micosi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icosis (hongos)</text:p>
          </table:table-cell>
          <table:table-cell office:value-type="string" calcext:value-type="string">
            <text:p>Micosis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Paludismo (malaria)</text:p>
          </table:table-cell>
          <table:table-cell office:value-type="string" calcext:value-type="string">
            <text:p>Paludismo [malaria] debido a Plasmodium falciparum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Paludismo (malaria)</text:p>
          </table:table-cell>
          <table:table-cell office:value-type="string" calcext:value-type="string">
            <text:p>Paludismo [malaria] debido a Plasmodium vivax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Paludismo (malaria)</text:p>
          </table:table-cell>
          <table:table-cell office:value-type="string" calcext:value-type="string">
            <text:p>Paludismo [malaria] debido a Plasmodium malaria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Paludismo (malaria)</text:p>
          </table:table-cell>
          <table:table-cell office:value-type="string" calcext:value-type="string">
            <text:p>Otro paludismo [malaria] confirmado parasitológicamen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Paludismo (malaria)</text:p>
          </table:table-cell>
          <table:table-cell office:value-type="string" calcext:value-type="string">
            <text:p>Paludismo [malaria]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Protozarios</text:p>
          </table:table-cell>
          <table:table-cell office:value-type="string" calcext:value-type="string">
            <text:p>Leishman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Protozarios</text:p>
          </table:table-cell>
          <table:table-cell office:value-type="string" calcext:value-type="string">
            <text:p>Tripanosomiasis africa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Protozarios</text:p>
          </table:table-cell>
          <table:table-cell office:value-type="string" calcext:value-type="string">
            <text:p>Enfermedad de Chag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Protozarios</text:p>
          </table:table-cell>
          <table:table-cell office:value-type="string" calcext:value-type="string">
            <text:p>Toxoplasm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Protozarios</text:p>
          </table:table-cell>
          <table:table-cell office:value-type="string" calcext:value-type="string">
            <text:p>Neumocist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Protozarios</text:p>
          </table:table-cell>
          <table:table-cell office:value-type="string" calcext:value-type="string">
            <text:p>Otras enfermedades debidas a protozoario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Protozarios</text:p>
          </table:table-cell>
          <table:table-cell office:value-type="string" calcext:value-type="string">
            <text:p>Enfermedad debida a protozoarios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Trematodos</text:p>
          </table:table-cell>
          <table:table-cell office:value-type="string" calcext:value-type="string">
            <text:p>Esquistosomiasis [bilharziasis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Trematodos</text:p>
          </table:table-cell>
          <table:table-cell office:value-type="string" calcext:value-type="string">
            <text:p>Otras infecciones debidas a tremato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Cestodos</text:p>
          </table:table-cell>
          <table:table-cell office:value-type="string" calcext:value-type="string">
            <text:p>Equinoco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Cestodos</text:p>
          </table:table-cell>
          <table:table-cell office:value-type="string" calcext:value-type="string">
            <text:p>Ten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Cestodos</text:p>
          </table:table-cell>
          <table:table-cell office:value-type="string" calcext:value-type="string">
            <text:p>Cisticer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Cestodos</text:p>
          </table:table-cell>
          <table:table-cell office:value-type="string" calcext:value-type="string">
            <text:p>Difilobotriasis y espargan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bido a Cestodos</text:p>
          </table:table-cell>
          <table:table-cell office:value-type="string" calcext:value-type="string">
            <text:p>Otras infecciones debidas a cesto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Dracont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Oncocer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Filar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Triquin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Anquilostomiasis y necator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Ascar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Estrongiloid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Tricur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Enterob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Otras helmintiasis intestinale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Parasitosis intestinal sin otra especific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Otros helmint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Pediculosis y phthir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Escabi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M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Otras infestacio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festacion</text:p>
          </table:table-cell>
          <table:table-cell office:value-type="string" calcext:value-type="string">
            <text:p>Enfermedad parasitari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tubercul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poliomiel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lep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otras enfermedades infecciosas y parasitarias de los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Estreptococos y estafilococos como causa de enfermedades clasificadas en otros capítul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Otros agentes bacterianos especificados como causa de enfermedades clasificadas en otros capítul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Agentes virales como causa de enfermedades clasificadas en otros capítul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Otros agentes infecciosos especificados como causa de enfermedades clasificadas en otros capítul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Otras enfermedades infecciosas y las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Anemias por deficiencia de hier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Anemia por deficiencia de vitamina B12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Anemia por deficiencia de fola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Otras anemias nutricion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Anemia debida a trastornos enzimá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Talasem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Trastornos falciform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Otras anemias hemolíticas hereditar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Anemia hemolítica adquiri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Aplasia adquirida exclusiva de la serie roja [eritroblastopenia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Otras anemias aplást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Anemia posthemorrágica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Anemia en enfermedades crónica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emias</text:p>
          </table:table-cell>
          <table:table-cell office:value-type="string" calcext:value-type="string">
            <text:p>Otras anem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lab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base de la lengu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as partes y de las no especificadas de la lengu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encí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piso de la bo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palad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as partes y de las no especificadas de la bo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glándula paróti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as glándulas salivales mayores y de las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amígda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orofaring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nasofaring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seno piriform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hipofaring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os sitios y de los mal definidos del labio de la cavidad bucal y de la faring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esófa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estóma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intestino del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colo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unión rectosigmoid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rec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ano y del conducto a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hígado y de las vías biliares intrahepát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vesícula bili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as partes y de las no especificadas de las vías bili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páncre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os sitios y de los mal definidos de los órganos digestiv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s fosas nasales y del oído med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os senos paranas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laring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tráqu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os bronquios y del pulm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tim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corazón del mediastino y de la pleu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os sitios y de los mal definidos del sistema respiratorio y de los órganos intratorác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os huesos y de los cartílagos articulares de los miembr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os huesos y de los cartílagos articulares de otros sitios y de siti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Melanoma maligno de la pie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os tumores malignos de la pie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Mesotelio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Sarcoma de Kaposi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os nervios periféricos y del sistema nervioso autónom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peritoneo y del retroperito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os tejidos conjuntivos y de tejidos blan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vul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vag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cuello del út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cuerpo del út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útero parte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ova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os órganos genitales femenin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placen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pen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prósta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testícu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os órganos genitales maculin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riñón excepto de la pelvis re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pelvis re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uréte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vejiga urinar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os óganos urinari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ojo y sus anex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s mening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l encéfa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médula espinal de los nervios craneales y de otras partes del sistema nervioso c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glándula tiroi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la glándula suprarre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as glándulas endocrinas y de estructuras afi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otros sitios y de los sitios mal defini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secundario y el no especificado de los ganglios linfá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secundario de los órganos respiratorios y digestiv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secundario de otros sitios y de siti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maligno de siti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infoma de Hodgki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infoma folic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infoma no folic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infomas de células T/NK madur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infoma no Hodgkin de otro tipo y el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os tipos especificados de linfoma de células T/NK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os linfomas de células B [enfermedades inmunoproliferativas malignas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Mieloma múltiple y tumores malignos de células plasmát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eucemia linfoid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eucemia mieloid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eucemia monocí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as leucemias de tipo celular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eucemia de células de tip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os tumores malignos y los no especificados del tejido linfático de los órganos hematopoyéticos y de tejidos afi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es malignos (primarios) de sitios múltiples independie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Carcinoma in situ de la cavidad bucal del esófago y del estóma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Carcinoma in situ de otros órganos digestiv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Carcinoma in situ del sistema respiratorio y del oído med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Melanoma in situ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Carcinoma in situ de la pie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Carcinoma in situ de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Carcinoma in situ del cuello del út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Carcinoma in situ de otros órganos genitale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Carcinoma in situ de otros siti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la boca y de la faring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las glándulas salivales mayo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l colon del recto del conducto anal y del a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otras partes y de las mal definidas del sistema digest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l oído medio y del sistema respirato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otros órganos intratorácic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l hueso y del cartílago artic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es benignos lipomatos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Hemangioma y linfangioma de cualquier sit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es benignos del tejido mesoteli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l tejido blando del peritoneo y del retroperito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os tumores benignos del tejido conjuntivo y de los tejidos blan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Nevo melanocí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os tumores benignos de la pie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Leiomioma del út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os tumores benignos del út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l ova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otros órganos genitales femenin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los órganos genitales mascul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los órganos urinar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l ojo y sus anex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es benignos de las mening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l encéfalo y de otras partes del sistema nervioso c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la glándula tiroi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otras glándulas endocrinas y de las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benigno de otros siti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 la cavidad bucal y de los órganos digestiv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l oído medio y de los órganos respiratorios e intratorác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 los órganos genitales femen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 los órganos genitales mascul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 los órganos urinar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 las mening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l encéfalo y del sistema nervioso c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 las glándulas endocri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Policitemia ve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Síndromes mielodisplás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Otros tumores de comportamiento incierto o desconocido del tejido linfático de los órganos hematopoyéticos y de tejidos afi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umor o Cancer</text:p>
          </table:table-cell>
          <table:table-cell office:value-type="string" calcext:value-type="string">
            <text:p>Tumor de comportamiento incierto o desconocido de otros sitios y de l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Coagulación intravascular diseminada [síndrome de desfibrinación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Deficiencia hereditaria del factor VIII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Deficiencia hereditaria del factor IX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Otros defectos de la coagul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Púrpura y otras afecciones hemorrág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Agranulocit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Trastornos funcionales de los polimorfonucleares neutrófil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Otros trastornos de los leucoci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Enfermedades del b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Metahemoglobinem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Otras enfermedades de la sangre y de los órganos hematopoyé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Otras enfermedades especificadas con participación deL tejido linforreticular y del tejido reticulohistiocí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eficiencias y Trastornos de la Sangre</text:p>
          </table:table-cell>
          <table:table-cell office:value-type="string" calcext:value-type="string">
            <text:p>Otros trastornos de la sangre y de los órganos hematopoyétic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munodeficiencias</text:p>
          </table:table-cell>
          <table:table-cell office:value-type="string" calcext:value-type="string">
            <text:p>Inmunodeficiencia con predominio de defectos de los anticuerp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munodeficiencias</text:p>
          </table:table-cell>
          <table:table-cell office:value-type="string" calcext:value-type="string">
            <text:p>Inmunodeficiencias combin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munodeficiencias</text:p>
          </table:table-cell>
          <table:table-cell office:value-type="string" calcext:value-type="string">
            <text:p>Inmunodeficiencia asociada con otros defectos mayo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munodeficiencias</text:p>
          </table:table-cell>
          <table:table-cell office:value-type="string" calcext:value-type="string">
            <text:p>Inmunodeficiencia variable comú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munodeficiencias</text:p>
          </table:table-cell>
          <table:table-cell office:value-type="string" calcext:value-type="string">
            <text:p>Otras inmunodeficienc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munodeficiencias</text:p>
          </table:table-cell>
          <table:table-cell office:value-type="string" calcext:value-type="string">
            <text:p>Sarcoid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Inmunodeficiencias</text:p>
          </table:table-cell>
          <table:table-cell office:value-type="string" calcext:value-type="string">
            <text:p>Otros trastornos que afectan el mecanismo de la inmunidad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Tiroideos</text:p>
          </table:table-cell>
          <table:table-cell office:value-type="string" calcext:value-type="string">
            <text:p>Síndrome congénito de deficiencia de yo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Tiroideos</text:p>
          </table:table-cell>
          <table:table-cell office:value-type="string" calcext:value-type="string">
            <text:p>Trastornos tiroideos vinculados a deficiencia de yodo y afecciones relacion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Tiroideos</text:p>
          </table:table-cell>
          <table:table-cell office:value-type="string" calcext:value-type="string">
            <text:p>Hipotiroidismo subclínico por deficiencia de yo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Tiroideos</text:p>
          </table:table-cell>
          <table:table-cell office:value-type="string" calcext:value-type="string">
            <text:p>Otros hipotiroidism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Tiroideos</text:p>
          </table:table-cell>
          <table:table-cell office:value-type="string" calcext:value-type="string">
            <text:p>Otros bocios no tóx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Tiroideos</text:p>
          </table:table-cell>
          <table:table-cell office:value-type="string" calcext:value-type="string">
            <text:p>Tirotoxicosis [hipertiroidismo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Tiroideos</text:p>
          </table:table-cell>
          <table:table-cell office:value-type="string" calcext:value-type="string">
            <text:p>Tiroid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Tiroideos</text:p>
          </table:table-cell>
          <table:table-cell office:value-type="string" calcext:value-type="string">
            <text:p>Otros trastornos tiroide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iabetes o Enfermedad Pancreatica</text:p>
          </table:table-cell>
          <table:table-cell office:value-type="string" calcext:value-type="string">
            <text:p>Diabetes mellitus insulinodependien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iabetes o Enfermedad Pancreatica</text:p>
          </table:table-cell>
          <table:table-cell office:value-type="string" calcext:value-type="string">
            <text:p>Diabetes mellitus no insulinodependien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iabetes o Enfermedad Pancreatica</text:p>
          </table:table-cell>
          <table:table-cell office:value-type="string" calcext:value-type="string">
            <text:p>Diabetes mellitus asociada con desnutri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iabetes o Enfermedad Pancreatica</text:p>
          </table:table-cell>
          <table:table-cell office:value-type="string" calcext:value-type="string">
            <text:p>Otras diabetes mellitus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iabetes o Enfermedad Pancreatica</text:p>
          </table:table-cell>
          <table:table-cell office:value-type="string" calcext:value-type="string">
            <text:p>Diabetes mellitus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iabetes o Enfermedad Pancreatica</text:p>
          </table:table-cell>
          <table:table-cell office:value-type="string" calcext:value-type="string">
            <text:p>Coma hipoglicémico no diabé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Diabetes o Enfermedad Pancreatica</text:p>
          </table:table-cell>
          <table:table-cell office:value-type="string" calcext:value-type="string">
            <text:p>Otros trastornos de la secreción interna del páncre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la glandula Paratiroides</text:p>
          </table:table-cell>
          <table:table-cell office:value-type="string" calcext:value-type="string">
            <text:p>Hipoparatiroidism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la glandula Paratiroides</text:p>
          </table:table-cell>
          <table:table-cell office:value-type="string" calcext:value-type="string">
            <text:p>Hiperparatiroidismo y otros trastornos de la glándula paratiroi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la glandula Hipofisis</text:p>
          </table:table-cell>
          <table:table-cell office:value-type="string" calcext:value-type="string">
            <text:p>Hiperfunción de la glándula hipófi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la glandula Hipofisis</text:p>
          </table:table-cell>
          <table:table-cell office:value-type="string" calcext:value-type="string">
            <text:p>Hipofunción y otros trastornos de la glándula hipófi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la glandula Suprarrenal</text:p>
          </table:table-cell>
          <table:table-cell office:value-type="string" calcext:value-type="string">
            <text:p>Síndrome de Cushing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la glandula Suprarrenal</text:p>
          </table:table-cell>
          <table:table-cell office:value-type="string" calcext:value-type="string">
            <text:p>Trastornos adrenogenit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la glandula Suprarrenal</text:p>
          </table:table-cell>
          <table:table-cell office:value-type="string" calcext:value-type="string">
            <text:p>Hiperaldosteronism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de la glandula Suprarrenal</text:p>
          </table:table-cell>
          <table:table-cell office:value-type="string" calcext:value-type="string">
            <text:p>Otros trastornos <text:s/>de la glándula suprarre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ubertad</text:p>
          </table:table-cell>
          <table:table-cell office:value-type="string" calcext:value-type="string">
            <text:p>Disfunción ovár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ubertad</text:p>
          </table:table-cell>
          <table:table-cell office:value-type="string" calcext:value-type="string">
            <text:p>Disfunción testic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ubertad</text:p>
          </table:table-cell>
          <table:table-cell office:value-type="string" calcext:value-type="string">
            <text:p>Trastornos de la pubertad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Endocrinos</text:p>
          </table:table-cell>
          <table:table-cell office:value-type="string" calcext:value-type="string">
            <text:p>Disfunción poligland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Endocrinos</text:p>
          </table:table-cell>
          <table:table-cell office:value-type="string" calcext:value-type="string">
            <text:p>Enfermedades del tim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Endocrinos</text:p>
          </table:table-cell>
          <table:table-cell office:value-type="string" calcext:value-type="string">
            <text:p>Otros trastornos endocr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Endocrinos</text:p>
          </table:table-cell>
          <table:table-cell office:value-type="string" calcext:value-type="string">
            <text:p>Trastornos endocrin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Kwashiorko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Marasmo nutricio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Kwashiorkor marasmá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snutrición proteicocalórica sever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snutrición proteicocalórica de grado moderado y lev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Retardo del desarrollo debido a desnutrición proteicocalór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snutrición proteicocalóric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 de vitamina 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 de tiam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 de niacina [pelagra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s de otras vitaminas del grupo B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 de ácido ascórb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 de vitamina 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Otras deficiencias de vitami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 dietética de calc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 dietética de selen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 dietética de zinc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ficiencias de otros elementos nutricion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Otras deficiencias nutricion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Secuelas de la desnutrición y de otras deficiencias nutricion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Adiposidad localiz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Obesida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Otros tipos de hiperaliment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Secuelas de hiperaliment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os aminoácidos aromá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os aminoácidos de cadena ramificada y de los ácidos gras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Otros trastornos del metabolismo de los aminoáci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Intolerancia a la lactos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Otros trastornos del metabolismo de los carbohidra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os esfingolípidos y otros trastornos por almacenamiento de lípi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os glucosaminoglica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as glucoproteí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as lipoproteínas y otras lipidem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as purinas y de las pirimidi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as porfirinas y de la bilirrub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del metabolismo de los miner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Fibrosis quís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Amiloid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Depleción del volume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Otros trastornos de los líquidos de los electrólitos y del equilibrio ácido-bás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Otros trastornos metaból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endocrinos y metabólicos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Nutricionales o Metabolicos</text:p>
          </table:table-cell>
          <table:table-cell office:value-type="string" calcext:value-type="string">
            <text:p>Trastornos nutricionales y metabólic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Demencia en la enfermedad de Alzheime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Demencia vasc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Demencia en otras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Demencia <text:s/>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Síndrome amnésico orgánico no inducido por alcohol o por otras sustancias psicoactiv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Delirio no inducido por alcohol o por otras sustancias psicoactiv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rastornos mentales debidos a lesión y disfunción cerebral y a enfermedad fís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ronos de la personalidad y del comportamiento debidos a enfermedad lesión o disfunción cereb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mental orgánico o sintomátic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alcoho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opiáce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cannabinoi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sedantes <text:s/>o hipnó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cocaí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otros estimilantes incluida la cafeí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alucinóge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taba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disolventes voláti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debidos al uso de múltiples drogas y al uso de otras sustancias psicoactiv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Esquizofren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esquizotíp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delirantes persiste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psicóticos agudos y transitor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delirante indu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esquizoafectiv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rastornos psicóticos <text:s/>de origen no orgán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Psicosis de origen no orgánico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Episodio manía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afectivo bipo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Episodio depres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depresivo recurren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del humor [afectivos] persiste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rastornos del humor [afectivos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del humor [afectivo]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fóbicos de ansieda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rastornos de ansieda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obsesivo-compuls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Reacción al estrés grave y trastornos de adapt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disociativos [de conversión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somatomorf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rastornos neuró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de la ingestión de alimen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no orgánicos del sueñ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Disfunción sexual no ocasionada por trastorno ni enfermedad orgán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entales y del comportamiento asociados con el puerperio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Factores psicológicos y del comportamiento asociados con trastornos o enfermedades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Abuso de sustancias que no producen dependenc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Síndromes del comportamiento asociados con alteraciones fisiológicas y factores físicos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específicos de la personalida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ixtos y otros trastornos de la personalida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Cambios perdurables de la personalidad no atribuibles a lesión o a enfermedad cereb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de los hábitos y de los impuls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de la identidad de gén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de la preferencia sexu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psicológicos y del comportamiento asociados con el desarrollo y con la orientación sexu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rastornos de la personalidad y del comportamiento en adul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de la personalidad y del comportamiento en adultos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Retraso mental lev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Retraso mental moder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Retraso mental grav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Retraso mental profun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ipos de retraso men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Retraso mental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específicos del desarrollo del habla y del lenguaj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específicos del <text:s/>desarrollo de las habilidades esco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especÍfico del desarrollo de la función motriz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específicos mixtos del desarrol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generalizados del desarrol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rastornos del desarrollo psicológ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del desarrollo psicológic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hiperciné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de la conduc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mixtos de la conducta y de las emocio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emocionales de comienzo específico en la niñez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del comportamiento social de comienzo específico en la niñez y en la adolescenc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s por tic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Otros trastornos emocionales y del comportamiento que aparecen habitualmente en la niñez y en la adolescenc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entales o Psicologicos</text:p>
          </table:table-cell>
          <table:table-cell office:value-type="string" calcext:value-type="string">
            <text:p>Trastorno mental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Poliomiel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Infecciones del sistema nervioso central por virus atíp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Rab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cefalitis viral transmitida por mosqui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cefalitis viral transmitida por garrapat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encefalitis virale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cefalitis viral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eningitis vi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infecciones virales del sistema nervioso central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Infección viral del sistema nervioso central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eningitis bacterian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eningitis en enfermedades bacteriana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eningitis en otras enfermedades infecciosas y parasitarias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eningitis debida a otras causas y a las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cefalitis mielitis y encefalomiel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cefalitis mielitis y encefalomieliti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Absceso y granuloma intracraneal e intrarraquíd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Absceso y granuloma intracraneal e intrarraquíde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Flebitis y tromboflebitis intracraneal e intrarraquíd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Secuelas de enfermedades inflamatorias del sistema nervioso c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fermedad de Huntingto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Ataxia hereditar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Atrofia muscular espinal y síndromes afi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Atrofias sistémicas que afectan primariamente el sistema nervioso central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Síndrome postpol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fermedad de Parkinso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Parkinsonismo secunda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Parkinsonism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enfermedades degenerativas de los núcleos de la bas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Distoní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trastornos extrapiramidales y del movimien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extrapiramidales y del movimient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fermedad de Alzheime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enfermedades degenerativas del sistema nervioso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trastornos degenerativos del sistema nervioso en enfermedades <text:s/>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sclerosis múltipl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desmielinizaciones diseminadas agu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enfermedades desmielinizantes del sistema nervioso c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pileps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stado de mal epilép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igrañ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síndromes de cefal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Ataques de isquemia cerebral transitoria y síndromes afi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Síndromes vasculares encefálicos en enfermedades cerebrovascu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l sueñ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l nervio trigém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l nervio faci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 otros nervios crane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 los nervios craneale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 las raíces y de los plexos nervios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Compresiones de las raíces y de los plexos nervios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ononeuropatías del miembro superio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ononeuropatías del miembro inferio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mononeuropatí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ononeuropatí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Neuropatía hereditaria e idiopá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Polineuopatía inflamator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polineuropatí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Polineuropatía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trastornos del sistema nervioso perifér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Miastenia gravis y otros trastornos neuromuscu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musculares primar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miopatí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l músculo y de la unión neuromuscular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Parálisis cereb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Hemiplejí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Paraplejía y cuadriplejí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síndromes paralí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l sistema nervioso autónom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Hidrocéfa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Encefalopatía tóx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trastornos del encéfa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trastornos del encéfal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as enfermedades de la médula espi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trastornos del sistema nervioso c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Trastornos del sistema nervioso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trastornos del sistema nervioso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Nervioso</text:p>
          </table:table-cell>
          <table:table-cell office:value-type="string" calcext:value-type="string">
            <text:p>Otros trastornos del sistema nervios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rzuelo y calac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as inflamaciones del párp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 los párp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párpad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aparato lagrim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 la órbi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aparato lagrimal y de la órbit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Conjuntiv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 la conjunti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 la conjuntiv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 la escleró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Querat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pacidades y cicatrices corne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 la córn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 la esclerótica y de la córne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Iridocicl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l iris y del cuerpo cili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iris y del cuerpo ciliar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Catarata seni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as catarat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l cristal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Catarata y otros trastornos del cristalin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Inflamación coriorretinia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 la coroi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coriorretinian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Desprendimiento y desgarro de la ret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clusión vascular de la ret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 la ret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 la retin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Glauco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Glaucom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cuerpo vítr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globo oc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cuerpo vítreo y del globo ocular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Neuritis óp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l nervio óptico [II par] y de las vías ópt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nervio óptico [II par] y de las vías óptica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Estrabismo paralí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estrabism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 los movimientos binocu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 la acomodación y de la refrac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Alteraciones de la vis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Ceguera y deficiencia visual (binicular o monocular)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Nistagmo y otros movimientos oculares irregu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l ojo y sus anex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Otros trastornos del ojo y sus anex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jo y sus Anexos</text:p>
          </table:table-cell>
          <table:table-cell office:value-type="string" calcext:value-type="string">
            <text:p>Trastornos del ojo y sus anexos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itis exter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os trastornos del oído exter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Trastornos del oído extern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itis media no supurati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itis media supurativa y l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itis medi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Inflamación y obstrucción de la trompa de Eustaqu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os trastornos de la trompa de Eustaqu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Mastoiditis y afecciones relacion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Colesteatoma del oído med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Perforación de la membrana timpá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os trastornos de la membrana timpá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os trastornos del oído medio y de la apófisis mastoi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os trastornos del oído medio y de la apófisis mastoide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oscler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Trastornos de la función vestib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Síndromes vertiginos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os trastornos del oído inter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Hipocausia conductiva y neurosensori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as hipoacus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algia y secreción del oí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os trastornos del oído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Otros trastornos del oíd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Oido</text:p>
          </table:table-cell>
          <table:table-cell office:value-type="string" calcext:value-type="string">
            <text:p>Trastornos del oído y de la apófisis mastoides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Reumatica</text:p>
          </table:table-cell>
          <table:table-cell office:value-type="string" calcext:value-type="string">
            <text:p>Fiebre reumática sin mención de complicación cardía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Reumatica</text:p>
          </table:table-cell>
          <table:table-cell office:value-type="string" calcext:value-type="string">
            <text:p>Fiebre reumática con complicación cardía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Reumatica</text:p>
          </table:table-cell>
          <table:table-cell office:value-type="string" calcext:value-type="string">
            <text:p>Corea reumá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Reumatica</text:p>
          </table:table-cell>
          <table:table-cell office:value-type="string" calcext:value-type="string">
            <text:p>Enfermedades reumáticas de la válvula mi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Reumatica</text:p>
          </table:table-cell>
          <table:table-cell office:value-type="string" calcext:value-type="string">
            <text:p>Enfermedades reumáticas de la válvula aór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Reumatica</text:p>
          </table:table-cell>
          <table:table-cell office:value-type="string" calcext:value-type="string">
            <text:p>Enfermedades reumáticas de la válvula tricúspid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Reumatica</text:p>
          </table:table-cell>
          <table:table-cell office:value-type="string" calcext:value-type="string">
            <text:p>Enfermedades valvulares múltip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Reumatica</text:p>
          </table:table-cell>
          <table:table-cell office:value-type="string" calcext:value-type="string">
            <text:p>Otras enfermedades reumáticas del coraz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Hipertensión esencial (primaria)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Enfermedad cardíaca hipertensi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Enfermedad renal hipertensi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Enfermedad cardiorrenal hipertensi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Hipertensión secundar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Angina de pech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Infarto agudo del miocard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Infarto subsecuente del miocard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Ciertas complicaciones presentes posteriores al infarto agudo del miocard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Otras enfermedades isquémicas agudas del coraz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Enfermedad isquémica crónica del coraz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Embolia pulmon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Otras enfermedades cardiopulmon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Otras enfermedades de los vasos pulmon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Pericard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Otras enfermedades del pericard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Pericarditi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Endocarditis aguda y sub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Trastornos no reumáticos de la válvula mi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Trastornos no reumáticos de la válvula aór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Trastornos no reumáticos de la válvula tricúspid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Trastornos de la válvula pulmon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Endocarditis válvul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Endocarditis y trastornos valvulare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Miocard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Miocarditi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Cardiomiopatí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Cardiomiopatí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Bloqueo auriculoventricular y de rama izquierda del haz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Otros trastornos de la conduc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Paro cardía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Taquicardia paroxís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Fibrilación y aleteo auric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Otras arritmias cardia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Insuficiencia cardía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Complicaciones y descripciones mal definidas de enfermedad cardía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Otros trastornos cardíac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Anormalidades del latido cardía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Soplos y otros sonidos cardía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Gangren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ardiacos</text:p>
          </table:table-cell>
          <table:table-cell office:value-type="string" calcext:value-type="string">
            <text:p>Lectura de presión sanguínea anormal sin diagnós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Ateroscler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Aneurisma y disección aór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Otros aneurismas y aneurismas diseca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Otras enfermedades vasculares perifér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Embolia y trombosis arteri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Otros trastornos arteriales o arterio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Enfermedades de los vasos capi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Trastornos de las arterias de las arteriolas y de los vasos capilare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Flebitis y trombofleb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Trombosis de la vena por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Otras embolias y trombosis venos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Venas varicosas de los miembros inferio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Várices esofág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Várices de otros sit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Otros trastornos de las ve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Linfadenitis inespecíf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Otros trastornos no infecciosos de los vasos y ganglios linfá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Hipotens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Trastornos del sistema circulatorio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Otros trastornos del sistema circulatori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Circulatorio</text:p>
          </table:table-cell>
          <table:table-cell office:value-type="string" calcext:value-type="string">
            <text:p>Otros trastornos y los no especificados del sistema circulato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Rinofaringitis aguda [resfriado común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Sinus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Faring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Amigdal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Laringitis y traqueítis agu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Laringitis obstructiva aguda [crup] y epiglot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Infecciones agudas de las vías respiratorias superiores de sitios múltiples o no espec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Influenza debida a ciertos virus de la influenza identific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Influenza debida a otro virus de la influenza ident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Influenza debida a virus no ident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ía viral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ía debida a Streptococcus pneumonia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ía debida a Haemophilus influenza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ía bacterian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ía debida a otros microorganismos infeccios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í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ía organism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Bronqu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Bronquiol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Infección aguda no especificada de las vías respiratorias inferio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Rinitis alérgica y vasomoto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Rinitis rinofaringitis y faringitis crón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Sinusitis cró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Pólipo nas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Otros trastornos de la nariz y de los senos paranas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Enfermedades crónicas de las amígdalas y de las adenoi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Absceso periamigdal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Laringitis y laringotraqueítis crón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Enfermedades de las cuerdas vocales y de la laringe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Otras enfermedades de las vías respiratorias superio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Bronquitis no especificada como aguda o cró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Bronquitis crónica simple y mucopurulen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Bronquitis crónic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Enfise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Otras enfermedades pulmonares obstructivas crón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As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Estado asmá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Bronquiectas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coniosis de los mineros del carb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coniosis debida al asbesto y a otras fibras miner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coniosis debida a polvo de sílic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coniosis debida a otros polvos inorgán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coniosis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coniosis asociada con tubercul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Enfermedades de las vías aéreas debidas a polvos orgánicos específ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itis debida a hipersensibilidad al polvo orgán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Afecciones respiratorias debidas a inhalación de gases humos vapores y sustancias quím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nitis debida a sólidos y líqui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Afecciones respiratorias debidas a otros agentes exter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Síndrome de dificultad respiratoria del adul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Edema pulmon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Eosinofilia pulmonar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Otras enfermedades pulmonares interstici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Absceso del pulmón y del mediast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Piotórax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Derrame pleural no clasificado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Derrame pleural en afeccion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Paquipleur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Neumotórax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Otras afecciones de la pleu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Trastornos del sistema respiratorio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Insuficiencia respiratori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Otros trastornos respirator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Trastornos respiratori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Hemorragia de las vías respirator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Anormalidades de la respir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Dolor de garganta y en el pech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Respiratorio</text:p>
          </table:table-cell>
          <table:table-cell office:value-type="string" calcext:value-type="string">
            <text:p>Otros síntomas y signos que involucran los sistemas circulatorio y respirato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Trastornos del desarrollo y de la erupción de los die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Dientes incluidos e impact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Caries den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 los tejidos duros de los die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nfermedades de la pulpa y de los tejidos periapic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Gingivitis y enfermedades periodont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os trastornos de la encía y de la zona edéntu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Anomalías dentofaciales (incluso la maloclusión)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os trastornos de los dientes y de sus estructuras de sosté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Quites de la región bucal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 los maxi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nfermedades de las glándulas saliv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stomatitis y lesiones afi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 los labios y de la mucosa buc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nfermedades de la lengu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sofag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nfermedad del reflujo gastroesofág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l esófa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Trastornos del esófag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Úlcera gástr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Úlcera duode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Úlcera péptica de siti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Úlcera gastroyeyu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Gastritis y duoden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Dispepsia funcio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l estómago y del duode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Apendic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os tipos de apendic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Apendicitis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l apéndic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rnia ingui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rnia femo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rnia umbilic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rnia v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rnia diafragmá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hernias de la cavidad abdomi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rnia no especificada de la cavidad abdomi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nfermedad de Crohn [enteritis regional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Colitis Ulcerati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colitis y gastroenteritis no infeccios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Trastornos vasculares de los intest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Ileo paralítico y obstrucción intestinal sin hern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nfermedad diverticular del intest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Síndrome del colon irritabl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os trastornos funcionles del intest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Fisura y fístula de las regiones anal y rec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Absceso de las regiones anal y rec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l ano y del rec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 los intest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morroides y trombosis venosa peria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Periton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os trastornos del perito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Trastornos del peritoneo en enfermedades infecciosa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nfermedad alcohólica del hí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Enfermedad tóxica del hí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Insuficiencia hepátic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patitis crónic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Fibrosis y cirrosis del hí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inflamatorias del hí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l hí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Trastornos del hígad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Colelit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Colecist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 la vesícula bili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 las vías bili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Pancreat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l páncre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Trastornos de la vesícula biliar de las vías biliares y del páncrea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Malabsorción intesti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Trastornos del sistema digestivo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as enfermedades del sistema digest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Trastornos de otros órganos digestiv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Dolor abdominal y pélv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Náusea y vómi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Acidez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Disfag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Flatulencia y afecciones afi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Incontinencia fec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Hepatomegalia y esplenomegalia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Icterici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Asc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Digestivo</text:p>
          </table:table-cell>
          <table:table-cell office:value-type="string" calcext:value-type="string">
            <text:p>Otros síntomas y signos que involucran el sistema digestivo y el abdome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Síndrome estafilocócico de la piel escald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Impéti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Absceso cutáneo furúnculo y ántrax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Celul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Linfadenitis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Alteraciones de la sensibilidad cután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Salpullido y otras erupciones cutáneas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umefacción masa <text:s/>o prominencia de la piel y del tejido subcutáneo localiz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cambios en la pie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Quiste pilonid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as infecciones locales de la piel y del tejido subcutá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Pénfi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acantolí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Penfigoid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flictenu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flictenulare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Dermatitis atóp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Dermatitis seborre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Dermatitis del pañ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Dermatitis alérgica de contac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Dermatitis de contacto por irrita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Dermatitis de contacto form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Dermatitis exfoliati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Dermatitis debida a sustancias ingeri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Liquen simple crónico y pruri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Pruri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as dermat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Psor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Parapsoria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Pitiriasis ros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Liquen pla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papuloescamos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papuloescamos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Urticar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Eritema multiform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Eritema nudo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as afecciones eritematos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Eritem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Quemadura so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cambios agudos de la piel debidos a radiación ultraviole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Cambios de la piel debidos a exposición crónica a radiación no ionizan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Radiodermat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de la piel y del tejido subcutáneo relacionados con radi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de las uñ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de las uña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Alopecia area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Alopecia andróge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a pérdida no cicatricial del pe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Alopecia cicatricial [pérdida cicatricial del pelo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Anormalidades del tallo y del color del pe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Hipertric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Acné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Rosás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Quiste folicular de la piel y del tejido subcutá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folicu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sudoríparos ecr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sudoríparos apocr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Vitíli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de la pigment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Queratosis seborre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Acantosis nigrican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Callos y callosida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ipos de engrosamiento epidérm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Queratoderm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de la eliminación transepidérm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Pioderma gangreno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Úlcera de decúbito y por área de pres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atróficos de la pie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hipertróficos de la pie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Trastornos granulomatosos de la piel y del tejido subcutá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Lupus eritemato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localizados del tejido conjunt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Vasculitis limitada a la piel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Úlcera de miembro inferior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de la piel y del tejido subcutáneo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Peil y Tejido Subcutaneo</text:p>
          </table:table-cell>
          <table:table-cell office:value-type="string" calcext:value-type="string">
            <text:p>Otros trastornos de la piel y del tejido subcutáne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itis pióge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Infecciones directas de la articulación en enfermedades infecciosas y parasitaria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opatías reactiv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opatías postinfecciosas y reactiva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itis reumatoide seropositi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Otras artritis reumatoid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opatías psoriásicas y enteropát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itis juveni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itis juvenil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Go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Otras artropatías por crist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Otras artropatías específ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Otras artr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opatía en otras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Poliartr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Coxartrosis [artrosis de la cadera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Gonartrosis [artrosis de la rodilla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Artrosis de la primera articulación carpometacarpia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Otras artr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Deformidades adquiridas de los dedos de la mano y del pi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Otras deformidades adquiridas de los miembr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Trastornos de la rótu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Trastorno interno de la rodill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Otros trastornos articulares específ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Auriculares</text:p>
          </table:table-cell>
          <table:table-cell office:value-type="string" calcext:value-type="string">
            <text:p>Otros trastornos articulare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Vasculopatia</text:p>
          </table:table-cell>
          <table:table-cell office:value-type="string" calcext:value-type="string">
            <text:p>Poliarteritis nudosa y afecciones relacion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Vasculopatia</text:p>
          </table:table-cell>
          <table:table-cell office:value-type="string" calcext:value-type="string">
            <text:p>Otras vasculopatías necrotiza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Tejido Conjuntivo</text:p>
          </table:table-cell>
          <table:table-cell office:value-type="string" calcext:value-type="string">
            <text:p>Lupus eritematoso sistém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Tejido Conjuntivo</text:p>
          </table:table-cell>
          <table:table-cell office:value-type="string" calcext:value-type="string">
            <text:p>Dermatopolimios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Tejido Conjuntivo</text:p>
          </table:table-cell>
          <table:table-cell office:value-type="string" calcext:value-type="string">
            <text:p>Esclerosis sistém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Tejido Conjuntivo</text:p>
          </table:table-cell>
          <table:table-cell office:value-type="string" calcext:value-type="string">
            <text:p>Otro compromiso sistémico del tejido conjunt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Tejido Conjuntivo</text:p>
          </table:table-cell>
          <table:table-cell office:value-type="string" calcext:value-type="string">
            <text:p>Trastornos sistémicos del tejido conjuntivo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Cifosis y lord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Escoli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Osteocondrosis de la columna verteb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Otras dorsopatías deformant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Espondilitis anquilosan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Otras espondilopatías inflamator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Espondil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Otras espondilopatí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Espondilopatía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Trastornos de disco cervic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Otros trastornos de los discos intervertebr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Columna Vertebral</text:p>
          </table:table-cell>
          <table:table-cell office:value-type="string" calcext:value-type="string">
            <text:p>Otras dorsopatí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usculares</text:p>
          </table:table-cell>
          <table:table-cell office:value-type="string" calcext:value-type="string">
            <text:p>Dorsalg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usculares</text:p>
          </table:table-cell>
          <table:table-cell office:value-type="string" calcext:value-type="string">
            <text:p>Mios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usculares</text:p>
          </table:table-cell>
          <table:table-cell office:value-type="string" calcext:value-type="string">
            <text:p>Calcificación y osificación del múscu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usculares</text:p>
          </table:table-cell>
          <table:table-cell office:value-type="string" calcext:value-type="string">
            <text:p>Otros trastornos de los múscul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Musculares</text:p>
          </table:table-cell>
          <table:table-cell office:value-type="string" calcext:value-type="string">
            <text:p>Trastornos de los múscul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Sinovitis y tenosinov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Ruptura espontánea de la sinovia y del tend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Otros trastornos de la sinovia y del tend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Trastornos de los tendones y de la sinovi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Trastornos de los tejidos blandos relacionados con el uso el uso excesivo y la pres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Otras bursopatí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Trastornos fibroblás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Trastornos de los tejidos bland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Lesiones del homb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Entesopatías del miembro inferior excluido el pi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Otras entesopatí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tesopatia</text:p>
          </table:table-cell>
          <table:table-cell office:value-type="string" calcext:value-type="string">
            <text:p>Otros trastornos de los tejidos bland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steoporosis con fractura patológ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steoporosis sin fractura patológ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steoporosi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steomalacia del adul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Trastornos de la continuidad del hue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tros trastornos de la densidad y de la estructura óse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steomiel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steonecr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Enfermedad de Paget de los huesos [osteítis deformante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tros trastornos del hue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steopatía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steocondrosis juvenil de la cadera y de la pelv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tras osteocondrosis juveni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tras osteocondropatí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tros trastornos del cartíla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Otras deformidades adquiridas del sistema osteomuscular y del tejido conjunt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Trastornos osteomusculares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Huesos</text:p>
          </table:table-cell>
          <table:table-cell office:value-type="string" calcext:value-type="string">
            <text:p>Lesiones biomecánic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Síndrome nefrítico agu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Síndrome nefrítico rápidamente progres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Hematuria recurrente y persisten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Síndrome nefrítico crón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Síndrome nefrót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Síndrome nefrític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Proteinuria aislada con lesión morfológica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Nefropatía hereditari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Trastornos glomerulare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Nefritis tubulointersticial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Nefritis <text:s/>tubulointersticial cró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Nefritis tubulointersticial no especificada como aguda o cró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Uropatía obstructiva y por refluj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Afecciones tubulares y tubulointersticiales inducidas por drogas y por metales pesa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Otras enfermedades renales tubulointerstici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Trastornos renales tubulointersticiale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Insuficiencia renal agu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Enfermedad renal cró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Insuficiencia renal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Cálculo del riñón y del uréte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Cálculo de las vías urinarias inferio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Cálculo de las vías urinaria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Cólico renal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Trastornos resultantes de la función tubular renal alter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Riñón contraíd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Riñón pequeño de causa desconoci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Otros trastornos del riñón y del uréter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Riñon</text:p>
          </table:table-cell>
          <table:table-cell office:value-type="string" calcext:value-type="string">
            <text:p>Otros trastornos del riñón y del uréter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Cist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Disfunción neuromuscular de la vejig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Otros trastornos de la vejig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Trastornos de la vejig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Uretritis y síndrome ure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Estrechez ure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Otros trastornos de la uret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Trastornos de la uretr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Otros trastornos del sistema urina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Dolor asociado con la mic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Hematuri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Incontinencia urinari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Retención de or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Anuria y oligur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Poliur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Descarga ure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l Sistema Urinario</text:p>
          </table:table-cell>
          <table:table-cell office:value-type="string" calcext:value-type="string">
            <text:p>Otros síntomas y signos que involucran el sistema urina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ognoscitivos y de la Conciencia</text:p>
          </table:table-cell>
          <table:table-cell office:value-type="string" calcext:value-type="string">
            <text:p>Somnolencia estupor y co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Cognoscitivos y de la Conciencia</text:p>
          </table:table-cell>
          <table:table-cell office:value-type="string" calcext:value-type="string">
            <text:p>Otros síntomas y signos que involucran la función cognoscitiva y la concienc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Sensoriales y Perceptivos</text:p>
          </table:table-cell>
          <table:table-cell office:value-type="string" calcext:value-type="string">
            <text:p>Mareo y desvanecimien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Sensoriales y Perceptivos</text:p>
          </table:table-cell>
          <table:table-cell office:value-type="string" calcext:value-type="string">
            <text:p>Trastornos del olfato y del gus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Sensoriales y Perceptivos</text:p>
          </table:table-cell>
          <table:table-cell office:value-type="string" calcext:value-type="string">
            <text:p>Otros síntomas y signos que involucran las sensaciones y percepciones gener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Hiperplasia de la prósta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Enfermedades inflamatorias de la prósta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Otros trastornos de la prósta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Hidrocele y espermatocel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Torsión del testícu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Orquitis y epididim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Esterilidad en el var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Prepucio redundante fimosis y parafim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Otros trastornos del pen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Trastornos inflamatorios de órganos genitales masculin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Otros trastornos de los órganos genitales mascul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Masculinos</text:p>
          </table:table-cell>
          <table:table-cell office:value-type="string" calcext:value-type="string">
            <text:p>Trastornos de los órganos genitales masculino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Mama</text:p>
          </table:table-cell>
          <table:table-cell office:value-type="string" calcext:value-type="string">
            <text:p>Displasia mamaria benig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Mama</text:p>
          </table:table-cell>
          <table:table-cell office:value-type="string" calcext:value-type="string">
            <text:p>Trastornos inflamatorios de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Mama</text:p>
          </table:table-cell>
          <table:table-cell office:value-type="string" calcext:value-type="string">
            <text:p>Hipertrofia de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Mama</text:p>
          </table:table-cell>
          <table:table-cell office:value-type="string" calcext:value-type="string">
            <text:p>Masa no especificada en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a Mama</text:p>
          </table:table-cell>
          <table:table-cell office:value-type="string" calcext:value-type="string">
            <text:p>Otros trastornos de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Salpingitis y ooforit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Enfermedad inflamatoria del útero excepto del cuello uter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Enfermedad inflamatoria del cuello uter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Otras enfermedades pélvicas inflamatorias femeni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Trastornos inflamatorios de la pelvis femenina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Enfermedades de la glándula de Bartholi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Otras afecciones inflamatorias de la vagina y de la vulv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Ulceración e inflamación vulvovaginal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Endometri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Prolapso genital femen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Fístulas que afectan el tracto genital femen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Tratornos no inflamatorios del ovario de la trompa de Falopio y del ligamento anch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Pólipo del tracto genital femen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Otros trastornos no inflamatorios del útero excepto del cuel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Erosión y ectropión del cuello del út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Displasia del cuello uter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Otros trastornos no inflamatorios del cuello del út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Otros trastornos no inflamatorios de la vag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Otros trastornos no inflamatorios de la vulva y del peri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Menstruación ausente escasa o ra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Menstruación excesiva frecuente e irreg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Otras hemorragias uterinas o vaginales anorm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Dolor y otras afecciones relacionadas con los órganos genitales femeninos y con el ciclo menstru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de los Organos Genitales Femeninos</text:p>
          </table:table-cell>
          <table:table-cell office:value-type="string" calcext:value-type="string">
            <text:p>Otros trastornos menopáusicos y perimenopáus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Feto y recién nacido afectado por condiciones de la madre no necesariamente relacionadas con el embarazo presen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Feto y recién nacido afectados por complicaciones maternas d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Feto y recién nacido afectado por complicaciones de la placenta del cordón umbilical y de las membra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Feto y recién nacido afectados por otras complicaciones del trabajo de parto y del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Feto y recién nacido afectados por influencias nocivas transmitidas a través de la placenta o de la leche mater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Retardo del crecimiento fetal y desnutrición fe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stornos relacionados con duración corta de la gestación y con bajo peso al nacer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stornos relacionados con el embarazo prolongado y con sobrepeso al nace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Hemorragia y laceración intracraneal debidas a traumatismo del nacimien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os traumatismos del nacimiento en el sistema nervioso c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umatismo del nacimiento en el cuero cabellu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umatismo del esqueleto durante el nacimien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umatismo del sistema nervioso periférico durante el nacimien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os traumatismos del nacimien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Hipoxia intrauter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Asfixia del nacimien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Dificultad respiratoria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Neumonía congéni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Síndromes de aspiración neo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Enfisema intersticial y afecciones relacionadas originadas en el período peri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Hemorragia pulmonar originada en el período peri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Enfermedad respiratoria crónica originada en el período peri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os problemas respiratorios del recién nacido originados en el período peri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stornos cardiovasculares originados en el período peri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Enfermedades virales congénit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Sepsis bacteriana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enfermedades infecciosas y parasitarias congénit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nfalitis del recién nacido con o sin hemorragia lev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infecciones especificas del período peri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Pérdida de sangre fe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Hemorragia umbilical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Hemorragia intracraneal no traumática del feto y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Enfermedad hemorrágica del feto y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hemorragias neonat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Enfermedad hemolítica del feto y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Hidropesía fetal debida a enfermedad hemolít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Kernicteru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Ictericia neonatal debida a otras hemólisis excesiv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Ictericia neonatal por otras causas y por las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Coagulación intravascular diseminada en el feto y 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os trastornos hematológicos perinat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stornos transitorios del metabolismo de los carbohidratos específicos del feto y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stornos neonatales transitorios del metabolismo del calcio y del magnes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os trastornos endocrinos neonatales transitor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alteraciones metabólicas y electrolíticas neonatales transitor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Íleo meconial en la fibrosis quística (E84.1†)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obstrucciones intestinales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Enterocolitis necrotizante del feto y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os trastornos perinatales del sistema digest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Hipotermia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alteraciones de la regulación de la temperatura en 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afecciones de la piel especificas del feto y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Convulsiones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alteraciones cerebrales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Problemas de la ingestión de alimentos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Reacciones e intoxicaciones debidas a drogas administradas al feto y a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Trastornos del tono muscular del recién nac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Muerte fetal de caus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Perinatales o Neonatales</text:p>
          </table:table-cell>
          <table:table-cell office:value-type="string" calcext:value-type="string">
            <text:p>Otras afecciones originadas en el período perina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Anencefalia y malformaciones congénitas simi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Encefalocel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icrocefal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Hidrocéfalo congéni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encéfa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Espina bífi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 la médula espi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sistema nervio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os párpados del aparato lagrimal y de la órbi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Anoftalmía microftalmía y macroftalmí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l cristal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l segmento anterior del oj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l segmento posterior del oj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oj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l oído que causan la alteración de la audi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oí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la cara y del cuell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s cámaras cardíacas y sus conexion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os tabiques cardía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 válvulas pulmonar y tricúspid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s válvulas aórtica y mi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coraz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s grandes arter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s grandes ve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sistema vascular perifér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sistema circulato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 nariz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 laring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 tráquea y de los bronqu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l pulm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sistema respirato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Fisura del palad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Labio lepor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Fisura del paladar con labio lepor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 la lengua de la boca y de la faring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l esófag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 la parte superior del tubo digest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Ausencia atresia y estenosis congénita del intestino del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Ausencia atresia y estenosis congénita del intestino grue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intest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 vesícula biliar de los conductos biliares y del hí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sistema digestiv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os ovarios de las trompas de Falopio y de los ligamentos anch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l útero y del cuello uterin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 los órganos genitales femen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Testículo no descendi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Hipospad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 los órganos genitales mascul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Sexo indeterminado y seudohermafroditism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Agenesia renal y otras malformaciones hipoplásicas del riñ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Enfermedad quística del riñ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Defectos obstructivos congénitos de la pelvis renal y malformaciones congénitas del uréte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riñ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l sistema urina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Deformidades congénitas de la cade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Deformidades congénitas de los pi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Deformidades osteomusculares congénitas de la cabeza de la cara de la columna vertebral y del tórax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deformidades osteomusculares congénit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Polidactil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Sindactil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Defectos por reducción del miembro superio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Defectos por reducción del miembro inferio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Defectos por reducción de miembr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anomalías congénitas del (de los) miembro(s)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 los huesos del cráneo y de la ca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 columna vertebral y tórax ós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steocondrodisplasia con defecto del crecimiento de los huesos largos y de la columna verteb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osteocondrodisplasi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l sistema osteomuscular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Ictiosis congéni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Epidermólisis bullos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 la pie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Malformaciones congénitas de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de las faner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Facomatosis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Síndromes de malformaciones congénitas debidos a causas exógenas conocida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os síndromes de malformaciones congénitas especificados que afectan múltiples sistem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Malformaciones Congenitas</text:p>
          </table:table-cell>
          <table:table-cell office:value-type="string" calcext:value-type="string">
            <text:p>Otras malformaciones congénit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Síntomas y signos que involucran el estado emocio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Síntomas y signos que involucran la apariencia y el comportamien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Alteraciones del habla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Dislexia y otras disfunciones simbólic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Alteraciones de la voz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Cefal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Dolor no clasificado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Malestar y fatig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Senilida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Síncope y colaps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Convulsione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Choque no clasificado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emorragia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Adenomegal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Edema no clasificado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iperhidrosi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Falta del desarrollo fisiológico normal esper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Síntomas y signos concernientes a la alimentación y a la ingestión de líqui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Caquex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Síndrome de respuesta inflamatoria sistém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Otros síntomas y signos gener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Causas de morbilidad desconocidas y no especificad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Velocidad de eritrosedimentación elevada y otras anormalidades de la viscosidad del plas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Anormalidad de los eritroci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Anormalidades de los leucocito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Nivel elevado de glucosa en sangr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Nivel anormal de enzimas en su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Evidencias de laboratorio del virus de la inmunodeficiencia humana [VIH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Otros hallazgos inmunológicos anormales en sue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Otras anormalidades de las proteínas plasmát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 de drogas y otras sustancias que normalmente no se encuentran en la sangr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Otros hallazgos anormales en la química sanguín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Proteinuria aisl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Glucosur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Otros hallazgos anormales en la or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el líquido cefalorraquíd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muestras tomadas de órganos respiratorios y torác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muestras tomadas de órganos digestivos y de la cavidad abdomin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muestras tomadas de órganos genitales mascul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muestras tomadas de órganos genitales femenin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muestras tomadas de otros órganos sistemas y teji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diagnóstico por imagen del sistema nervioso cent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diagnóstico por imagen del pulm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diagnóstico por imagen de la mam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Hallazgos anormales en diagnóstico por imagen de otras estructuras del cuerp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Resultados anormales de estudios funcion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Síndrome de la muerte súbita infanti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Otras muertes súbitas de causa desconoci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Muerte sin asistenc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Otras causas mal definidas y las no especificadas de mortalida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Estado de infección asintomática por el virus de la inmunodeficiencia humana [VIH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Otras causas naturales</text:p>
          </table:table-cell>
          <table:table-cell office:value-type="string" calcext:value-type="string">
            <text:p>Portador de agente de enfermedad infeccios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esistencia a drogas</text:p>
          </table:table-cell>
          <table:table-cell office:value-type="string" calcext:value-type="string">
            <text:p>Resistencia a antibioticos betalactam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esistencia a drogas</text:p>
          </table:table-cell>
          <table:table-cell office:value-type="string" calcext:value-type="string">
            <text:p>Resistencia a antibióticos betalactám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esistencia a drogas</text:p>
          </table:table-cell>
          <table:table-cell office:value-type="string" calcext:value-type="string">
            <text:p>Resistencia a otros antibio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esistencia a drogas</text:p>
          </table:table-cell>
          <table:table-cell office:value-type="string" calcext:value-type="string">
            <text:p>Resistencia a otros antibiótic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esistencia a drogas</text:p>
          </table:table-cell>
          <table:table-cell office:value-type="string" calcext:value-type="string">
            <text:p>Resistencia a otras drogas antimicrobia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Resistencia a drogas</text:p>
          </table:table-cell>
          <table:table-cell office:value-type="string" calcext:value-type="string">
            <text:p>Resistencia a drogas antineoplás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emorragia Intracraneal</text:p>
          </table:table-cell>
          <table:table-cell office:value-type="string" calcext:value-type="string">
            <text:p>Hemorragia subaracnoid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emorragia Intracraneal</text:p>
          </table:table-cell>
          <table:table-cell office:value-type="string" calcext:value-type="string">
            <text:p>Hemorragia intraencefál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emorragia Intracraneal</text:p>
          </table:table-cell>
          <table:table-cell office:value-type="string" calcext:value-type="string">
            <text:p>Otras hemorragias intracraneales no traumát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erebrovascular</text:p>
          </table:table-cell>
          <table:table-cell office:value-type="string" calcext:value-type="string">
            <text:p>Infarto cereb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erebrovascular</text:p>
          </table:table-cell>
          <table:table-cell office:value-type="string" calcext:value-type="string">
            <text:p>Accidente vascular encefálico agudo no especificado como hemorrágico o isquém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erebrovascular</text:p>
          </table:table-cell>
          <table:table-cell office:value-type="string" calcext:value-type="string">
            <text:p>Oclusión y estenosis de las arterias precerebrales sin <text:s/>ocasionar infarto cereb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erebrovascular</text:p>
          </table:table-cell>
          <table:table-cell office:value-type="string" calcext:value-type="string">
            <text:p>Oclusión y estenosis de las arterias cerebrales sin <text:s/>ocasionar infarto cereb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erebrovascular</text:p>
          </table:table-cell>
          <table:table-cell office:value-type="string" calcext:value-type="string">
            <text:p>Otras enfermedades cerebrovascular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erebrovascular</text:p>
          </table:table-cell>
          <table:table-cell office:value-type="string" calcext:value-type="string">
            <text:p>Trastornos cerebrovasculares en enfermedades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Enfermedad Cerebrovascular</text:p>
          </table:table-cell>
          <table:table-cell office:value-type="string" calcext:value-type="string">
            <text:p>Secuelas de enfermedad cerebrovascu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bortadora habitu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Infertilidad femeni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asociadas con la fecundación artifici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Trastornos del sistema genitourinario consecutivos a procedimiento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Embarazo ectóp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Mola hidatiform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os productos anormales <text:s/>de la concep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borto espontá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borto méd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o abo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borto no especific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Intento fallido de abo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consecutivas al aborto al embarazo ectópico y al embarazo mola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Hipertensión preexistente que complica el embarazo el parto y el puerpe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reeclampsia superpuesta en hipertensión crón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Edema y proteinuria gestacionales [inducidos por el embarazo] sin hipertens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Hipertensión gestacional [inducida por el embarazo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reeclamps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Eclamps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Hipertensión matern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Hemorragia precoz d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Vómitos excesivos d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venosas y hemorroides en 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Infección de las vías genitourinarias en 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Diabetes mellitus en 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Desnutrición en 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tención a la madre por otras complicaciones principalmente relacionadas con 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Hallazgos anormales en el examen prenatal de la madr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de la anestesia administrada durante el embaraz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Embarazo múltipl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específicas del embarazo múltipl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tención materna por presentación anormal del feto conocida o presun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tención materna por desproporción conocida o presun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tención materna por anormalidades conocidas o presuntas de los órganos pelvianos de la madr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tención materna por anormalidad o lesión fetal conocida o presunt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tención materna por otros problemas fetales conocidos o presunt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olihidramn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os trastornos del líquido amniótico y de las membra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Ruptura prematura de las membran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Trastornos placentari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lacenta prev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Desprendimiento prematuro de la placenta [Abruptio placentae]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Hemorragia anteparto no clasificada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Falso trabajo de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Embarazo prolon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arto prematur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Fracaso de la inducción del trabajo de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Anormalidades de la dinámica del trabajo de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Trabajo de parto prolongad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Trabajo de parto obstruido debido a mala posición y presentación anormal del fe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Trabajo de parto obstruido debido a anormalidad de la pelvis matern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as obstrucciones del trabajo de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Trabajo de parto y parto complicados por hemorragia intraparto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Trabajo de parto y parto complicados por sufrimiento fet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Trabajo de parto y parto complicados por problemas del cordón umbilic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Desgarro perineal durante el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o trauma obstétric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Hemorragia post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Retención de la placenta o de las membranas sin hemorragi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de la anestesia administrada durante el trabajo de parto y el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as complicaciones del trabajo de parto y del parto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arto único espontáne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arto único con fórceps y ventosa extractor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arto único por cesáre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os partos únicos asistido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Parto múltipl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Sepsis puerperal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as infecciones puerper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venosas y hemorroides en el puerpe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Embolia obstétric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de la anestesia administrada durante el puerpe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Complicaciones del puerperio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Infecciones de la mama asociadas con el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os trastornos de la mama y de la lactancia asociados con el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Secuelas de complicaciones del embarazo del parto y del puerpe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Muerte obstétrica de causa no especificada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Muerte materna debida a cualquier causa obstétrica que ocurre después de 42 días pero antes de un año del part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Muerte por secuelas de causas obstétrica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Enfermedades maternas infecciosas y parasitarias clasificables en otra parte pero que complican el embarazo el parto y el puerpe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Complicaciones en Embarazo, Parto o Puerperio</text:p>
          </table:table-cell>
          <table:table-cell office:value-type="string" calcext:value-type="string">
            <text:p>Otras enfermedades maternas clasificables en otra parte pero que complican el embarazo el parto y el puerperio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Síndrome de Dow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Síndrome de Edwards y síndrome <text:s/>de Patau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Otras trisomías y trisomías parciales de los autosom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Monosomías y supresiones de los autosomas no <text:s/>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Reordenamientos equilibrados y marcadores estructurales no clasificado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Síndrome de Turner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Otras anomalías de los cromosomas sexuales con fenotipo femenino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Otras anomalías de los cromosomas sexuales con fenotipo masculino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Anomalia Cromosomica</text:p>
          </table:table-cell>
          <table:table-cell office:value-type="string" calcext:value-type="string">
            <text:p>Otras anomalías cromosómicas no clasificadas en otra parte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que involucran el sistema nervioso y osteomuscular</text:p>
          </table:table-cell>
          <table:table-cell office:value-type="string" calcext:value-type="string">
            <text:p>Movimientos involuntarios anormales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que involucran el sistema nervioso y osteomuscular</text:p>
          </table:table-cell>
          <table:table-cell office:value-type="string" calcext:value-type="string">
            <text:p>Anormalidades de la marcha y de la movilidad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que involucran el sistema nervioso y osteomuscular</text:p>
          </table:table-cell>
          <table:table-cell office:value-type="string" calcext:value-type="string">
            <text:p>Otras fallas de coordinació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astornos que involucran el sistema nervioso y osteomuscular</text:p>
          </table:table-cell>
          <table:table-cell office:value-type="string" calcext:value-type="string">
            <text:p>Otros síntomas y signos que involucran los sistemas nervioso y osteomuscula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 la cabez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 la cabez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 huesos del cráneo y de la car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de ligamentos de la cabez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nervios crane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l ojo y de la órbi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intracrane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 la cabez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ón traumática de parte de la cabez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 la cabez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ligamentos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la médula espinal y de nervios a nivel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vasos sanguíneos a nivel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tendón y músculos a nivel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ón traumática a nivel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l tórax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l tórax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 las costillas del esternón y de la columna torácica [dorsal]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ligamentos del tórax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nervios y de la médula espinal a nivel del tórax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vasos sanguíneos del tórax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l coraz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otros órganos intratorácicos y de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l tórax y amputación traumática de parte del tórax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l tórax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l abdomen de la región lumbosacra y de la pelv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l abdomen de la región lumbosacra y de la pelv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 la columna lumbar y de la pelv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ligamentos de la columna lumbar y de la pelv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los nervios y de la médula espinal lumbar a nivel del abdomen de la región lumbosacra y de la pelv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vasos sanguíneos a nivel del abdomen de la región lumbosacra y de la pelv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órganos intraabdomin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l aparato urinario y de los órganos pélv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y amputación traumática de parte del abdomen de la región lumbosacra y de la pelv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l abdomen de la región lumbosacra y de la pelv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ificial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ligamentos de la cintura escapula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nervios a nivel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vasos sanguíneos a nivel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tendón y músculo a nivel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ón traumática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l hombro y del 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l antebrazo y del co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l antebrazo y del co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l ante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ligamentos del co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nervios a nivel del ante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los vasos sanguíneos a nivel del ante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tendón y músculo a nivel del ante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l ante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ón traumática del ante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l anteb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a nivel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ligamentos a nivel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nervios a nivel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vasos sanguíneos a nivel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tendón y músculo a nivel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ón traumática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 la cadera y del mus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 la cadera y del mus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l fému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la articulación y de los ligamentos de la cader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nervios a nivel de la cadera y del mus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vasos sanguíneos a nivel de la cadera y del mus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tendón y músculo a nivel de la cadera y del mus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 la cadera y del mus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ón traumática de la cadera y del mus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 la cadera y del mus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 la pi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 la pi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 la pierna inclusive del tobi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ligamentos de la rodill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nervios a nivel de la pi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vasos sanguíneos a nivel de la pi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tendón y músculo a nivel de la pi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 la pi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ón traumática de la pi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 la pi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superficial del tobillo y del pi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 del tobillo y del pi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l pie excepto del tobi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ón esguince y torcedura de articulaciones y ligamentos del tobillo y del pi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nervios a nivel del pie y del tobi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vasos sanguíneos a nivel del pie y del tobi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tendón y músculo a nivel del pie y del tobi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por aplastamiento del pie y del tobi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ón traumática del pie y del tobi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y los no especificados del pie y del tobi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s superficiales que afectan múltiples regiones del cuerp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Heridas que afectan múltiples regiones del cuerp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s que afectan múltiples regiones del cuerp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Luxaciones torceduras y esguinces que afectan múltiples regiones del cuerp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s por aplastamiento que afectan múltiples regiones del cuerp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Amputaciones traumáticas <text:s/>que afectan múltiples regiones del cuerp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que afectan múltiples regiones del cuerpo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s múltiple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 la columna vertebral nivel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de la columna vertebral y del tronco nivel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 miembro superior nivel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de miembro superior nivel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Fractura de miembro inferior nivel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Otros traumatismos de miembro inferior nivel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Heridas y Traumatismos</text:p>
          </table:table-cell>
          <table:table-cell office:value-type="string" calcext:value-type="string">
            <text:p>Traumatismo de regiones no especificadas del cuerp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uerpo Extraño</text:p>
          </table:table-cell>
          <table:table-cell office:value-type="string" calcext:value-type="string">
            <text:p>Cuerpo extraño en parte externa del oj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uerpo Extraño</text:p>
          </table:table-cell>
          <table:table-cell office:value-type="string" calcext:value-type="string">
            <text:p>Cuerpo extraño del oí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uerpo Extraño</text:p>
          </table:table-cell>
          <table:table-cell office:value-type="string" calcext:value-type="string">
            <text:p>Cuerpo extraño en las vías respirator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uerpo Extraño</text:p>
          </table:table-cell>
          <table:table-cell office:value-type="string" calcext:value-type="string">
            <text:p>Cuerpo extraño en el tubo digestiv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uerpo Extraño</text:p>
          </table:table-cell>
          <table:table-cell office:value-type="string" calcext:value-type="string">
            <text:p>Cuerpo extraño en las vías genitourinar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de la cabeza y del cuel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del tronc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del hombro y miembro superior excepto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de la muñeca y de la ma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de la cadera y miembro inferior excepto tobillo y pi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del tobillo y del pi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limitada al ojo y sus anex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de las vías respirator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de otros órganos intern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s y corrosiones de múltiples regiones del cuerp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 y corrosión región del cuerpo no especific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Quemaduras clasificadas según la extensión de la superficie del cuerpo afect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Quemadura y Corrosion</text:p>
          </table:table-cell>
          <table:table-cell office:value-type="string" calcext:value-type="string">
            <text:p>Corrosiones clasificadas según la extensión de la superficie del cuerpo afect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gelamiento</text:p>
          </table:table-cell>
          <table:table-cell office:value-type="string" calcext:value-type="string">
            <text:p>Congelamiento superfici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gelamiento</text:p>
          </table:table-cell>
          <table:table-cell office:value-type="string" calcext:value-type="string">
            <text:p>Congelamiento con necrosis tisula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gelamiento</text:p>
          </table:table-cell>
          <table:table-cell office:value-type="string" calcext:value-type="string">
            <text:p>Congelamiento que afecta múltiples regiones del cuerpo y congelamiento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ntibióticos sistém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otros antiinfecciosos y antiparasitarios sistém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hormonas y sus sustitutos y antagonistas sintéticos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nalgésicos no narcóticos antipiréticos y antirreumát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narcóticos y psicodislépticos (alucinógenos)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nestésicos y gases terapéut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ntiepilépticos hipnóticos-sedantes y drogas antiparkinsonian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psicotrópicos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drogas que afectan principalmente el sistema nervioso autónom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gentes principalmente sistémicos y hematológicos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gentes que afectan principalmente el sistema cardiovascula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gentes que afectan principalmente el sistema gastrointestin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gentes con acción principal sobre los músculos lisos y esqueléticos y sobre el sistema respiratori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agentes tópicos que afectan principalmente la piel y las membranas mucosas y por drogas oftalmológicas otorrinolaringológicas y dent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</text:p>
          </table:table-cell>
          <table:table-cell office:value-type="string" calcext:value-type="string">
            <text:p>Envenenamiento por diuréticos y otras drogas medicamentos y sustancias biológic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l alcoho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disolventes orgán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los derivados halogenados de los hidrocarburos alifáticos y aromát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sustancias corrosiv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detergentes y jabon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met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otras sustancias inorgán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l monóxido de carbo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otros gases humos y vapo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plaguicidas (pesticidas)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sustancias nocivas ingeridas como alimentos marin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otras sustancias nocivas ingeridas como alimen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l contacto con animales veneno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aflatoxina y otras micotoxinas contaminantes de aliment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Toxicos</text:p>
          </table:table-cell>
          <table:table-cell office:value-type="string" calcext:value-type="string">
            <text:p>Efecto tóxico de otras sustancias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mbientales</text:p>
          </table:table-cell>
          <table:table-cell office:value-type="string" calcext:value-type="string">
            <text:p>Efectos no especificados de la radi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mbientales</text:p>
          </table:table-cell>
          <table:table-cell office:value-type="string" calcext:value-type="string">
            <text:p>Efectos del calor y de la luz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mbientales</text:p>
          </table:table-cell>
          <table:table-cell office:value-type="string" calcext:value-type="string">
            <text:p>Hipotermi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mbientales</text:p>
          </table:table-cell>
          <table:table-cell office:value-type="string" calcext:value-type="string">
            <text:p>Otros efectos de la reducción de la temperatur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mbientales</text:p>
          </table:table-cell>
          <table:table-cell office:value-type="string" calcext:value-type="string">
            <text:p>Efectos de la presión del aire y de la presión del agu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usas Externas</text:p>
          </table:table-cell>
          <table:table-cell office:value-type="string" calcext:value-type="string">
            <text:p>Síndrome del maltra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usas Externas</text:p>
          </table:table-cell>
          <table:table-cell office:value-type="string" calcext:value-type="string">
            <text:p>Efectos de otras causas extern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usas Externas</text:p>
          </table:table-cell>
          <table:table-cell office:value-type="string" calcext:value-type="string">
            <text:p>Efectos adversos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usas Externas</text:p>
          </table:table-cell>
          <table:table-cell office:value-type="string" calcext:value-type="string">
            <text:p>Algunas complicaciones precoces de traumatismos no clasificada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Complicaciones consecutivas a infusión transfusión e inyección terapéut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Complicaciones de procedimientos no clasificada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Complicaciones de dispositivos protésicos implantes e injertos cardiovascula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Complicaciones de dispositivos implantes e injertos genitourinari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Complicaciones de dispositivos protésicos implantes e injertos ortopédicos intern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Complicaciones de otros dispositivos protésicos implantes e injertos intern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Falla y rechazo del trasplante de órganos y teji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Complicaciones peculiares de la reinserción y amput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mplicaciones de Atencion Medica y Quirurjica</text:p>
          </table:table-cell>
          <table:table-cell office:value-type="string" calcext:value-type="string">
            <text:p>Otras complicaciones de la atención médica y quirúrgica no clasificada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en el mismo nivel por hielo o niev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en el mismo nivel por deslizamiento tropezón y traspié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por patines para hielo esquís patines de ruedas o pati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Otras caídas en el mismo nivel por colisión con o por empujón de otra perso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al ser trasladado o sostenido por otras person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que implica silla de rue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que implica cam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que implica sill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que implica otro muebl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que implica equipos para juegos infanti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en o desde escalera o escalon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en o desde escalera manu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en o desde andami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desde fuera o a través de un edificio u otra construc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desde un árbo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desde peñasc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Salto o zambullida dentro del agua que causa otro traumatismo sin sumersión o ahogamien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Otras caídas de un nivel a otr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Otras caídas en el mismo nive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aida</text:p>
          </table:table-cell>
          <table:table-cell office:value-type="string" calcext:value-type="string">
            <text:p>Caída no especific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Peatón lesionado por colisión con vehículo de ped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Peatón lesionado por colisión con vehículo de motor de dos o tres rue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Peatón lesionado por colisión con automóvil camioneta o furgo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Peatón lesionado por colisión con vehículo de transporte pesado o autobú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Peatón lesionado por colisión con tren o vehículo de rie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Peatón lesionado por colisión con otros vehículo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Peatón lesionado en otros accidentes de transporte y en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por colisión con peatón o anim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por colisión con otro ciclis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por colisión con vehículo de motor de dos o tres ruedas.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por colisión con automóvil camioneta o furgo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por colisión con vehículo de transporte pesado o autobú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por colisión con tren o vehículo de rie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por colisión con otros vehículo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por colisión con objeto estacionado o fij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en accidente de transporte sin coli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Ciclista lesionado en otros accidentes de transporte y en los no especificados.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por colisión con peatón o anim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por colisión con vehículo de ped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por colisión con vehículo de motor de dos o tres rue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por colisión con automóvil camioneta o furgo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por colisión con vehículo de transporte pesado o autobú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por colisión con tren o vehículo de rie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por colisión con otros vehículo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por colisión con objeto fijo o estacion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en accidente de transporte sin coli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Motociclista lesionado en otros accidentes de transporte y en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por colisión con peatón o anim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por colisión con vehículo de ped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por colisión con otro vehículo de motor de dos o tres rue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por colisión con automóvil camioneta o furgo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por colisión con vehículo de transporte pesado o autobú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por colisión con tren o vehículo de rie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por colisión con otros vehículo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por <text:s/>colisión con objeto fijo o estacion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en accidente de transporte sin coli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motor de tres ruedas lesionado en otros accidentes de transporte y en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por colisión con peatón o anim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por colisión con vehículo de ped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por colisión con vehículo de motor de dos o tres rue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por colisión con otro automóvil camioneta o furgo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por colisión con <text:s/>vehículo de transporte pesado o autobú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por colisión con tren o vehículo de rie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por colisión con otros vehículo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por colisión con objeto fijo o estacion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en accidente de transporte sin coli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móvil lesionado en otros accidentes de transporte y en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por colisión con peatón o anim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por colisión con vehículo de ped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<text:s/>o furgoneta lesionado por colisión con vehículo de motor de dos o tres rue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por colisión con automóvil camioneta o furgo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por colisión con vehículo de transporte pesado o autobú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por colisión con tren o vehículo de rie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por colisión con otros vehículo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por colisión objeto fijo o estacion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en accidente de transporte sin coli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camioneta o furgoneta lesionado en otros accidentes de transporte y en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por colisión con peatón o anim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por colisión con vehículo de ped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por colisión con vehículo de motor de dos o tres rue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por colisión con automóvil camioneta o furgo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por colisión con otro vehículo de transporte pesado o autobú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por colisión con tren o vehículo de rie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por colisión con otros vehículo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por colisión con objeto fijo o estacion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en accidente de transporte sin coli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de transporte pesado lesionado en otros accidentes de transporte y en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por colisión con peatón o anim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por colisión con vehículo de ped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por colisión con vehículo de motor de dos o tres rue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por colisión con automóvil camioneta o furgone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por colisión con vehículo de transporte pesado o autobú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por colisión con tren o vehículo de rie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por colisión con otros vehículo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por colisión con objeto fijo o estacion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en accidente de transporte sin coli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autobús lesionado en otros accidentes de transporte y en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Jinete u ocupante de vehículo de tracción animal lesionado en accidente de transpo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tren o vehículo de rieles lesionado en accidente de transpo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tranvía lesionado en accidente de transpo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especial (de motor) para uso principalmente en plantas industriales lesionado en accidente de transpo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especial (de motor) para uso principalmente en agricultura lesionado en accidente de transpo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especial (de motor) para construcción lesionado en accidente de transpo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cupante de vehículo especial para todo terreno o de otro vehículo de motor para uso fuera de la carretera lesionado en accidente de transpo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de tránsito de tipo especificado pero donde se desconoce el modo de transporte de la víctim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no de tránsito de tipo especificado pero donde se desconoce el modo de transporte de la víctim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de vehículo de motor o sin motor tipo de vehículo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de embarcación que causa ahogamiento y sumer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de embarcación que causa otros tipos de traumatism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hogamiento y sumersión relacionados con transporte por agua sin accidente a la embarc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en una embarcación sin accidente a la embarcación que no causa ahogamiento o sumer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tros accidentes de transporte por agua y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de aeronave de motor con ocupante lesion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de aeronave sin motor con ocupante lesion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tros accidentes de transporte aére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Otros accidentes de transporte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cidente de Transporte</text:p>
          </table:table-cell>
          <table:table-cell office:value-type="string" calcext:value-type="string">
            <text:p>Accidente de transporte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otra Persona </text:p>
          </table:table-cell>
          <table:table-cell office:value-type="string" calcext:value-type="string">
            <text:p>Aporreo golpe mordedura patada rasguño o torcedura infligidos por otra perso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otra Persona </text:p>
          </table:table-cell>
          <table:table-cell office:value-type="string" calcext:value-type="string">
            <text:p>Choque o empellón contra otra perso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otra Persona </text:p>
          </table:table-cell>
          <table:table-cell office:value-type="string" calcext:value-type="string">
            <text:p>Persona aplastada empujada o pisoteada por una multitud o estampida huma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taque de Animal, Insecto o Planta no venenoso</text:p>
          </table:table-cell>
          <table:table-cell office:value-type="string" calcext:value-type="string">
            <text:p>Mordedura de ra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taque de Animal, Insecto o Planta no venenoso</text:p>
          </table:table-cell>
          <table:table-cell office:value-type="string" calcext:value-type="string">
            <text:p>Mordedura o ataque de perr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taque de Animal, Insecto o Planta no venenoso</text:p>
          </table:table-cell>
          <table:table-cell office:value-type="string" calcext:value-type="string">
            <text:p>Mordedura o ataque de otros mamífer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taque de Animal, Insecto o Planta no venenoso</text:p>
          </table:table-cell>
          <table:table-cell office:value-type="string" calcext:value-type="string">
            <text:p>Contacto traumático con animales marin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taque de Animal, Insecto o Planta no venenoso</text:p>
          </table:table-cell>
          <table:table-cell office:value-type="string" calcext:value-type="string">
            <text:p>Mordedura o picadura de insectos y otros artrópodos no veneno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taque de Animal, Insecto o Planta no venenoso</text:p>
          </table:table-cell>
          <table:table-cell office:value-type="string" calcext:value-type="string">
            <text:p>Mordedura o ataque de cocodrilo o caimá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taque de Animal, Insecto o Planta no venenoso</text:p>
          </table:table-cell>
          <table:table-cell office:value-type="string" calcext:value-type="string">
            <text:p>Mordedura o aplastamiento por otros repti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taque de Animal, Insecto o Planta no venenoso</text:p>
          </table:table-cell>
          <table:table-cell office:value-type="string" calcext:value-type="string">
            <text:p>Contacto traumático con aguijones espinas u hojas cortantes de plant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rma de Fuego</text:p>
          </table:table-cell>
          <table:table-cell office:value-type="string" calcext:value-type="string">
            <text:p>Disparo de arma cor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rma de Fuego</text:p>
          </table:table-cell>
          <table:table-cell office:value-type="string" calcext:value-type="string">
            <text:p>Disparo de rifle escopeta y arma larg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rma de Fuego</text:p>
          </table:table-cell>
          <table:table-cell office:value-type="string" calcext:value-type="string">
            <text:p>Disparo de otras armas de fuego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Explosión y rotura de calder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Explosión y rotura de cilindro con g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Explosión y rotura de neumático tubo o manguera de goma presuriz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Explosión y rotura de otros dispositivos presurizados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Explosión de fueros artifici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Explosión de otros materi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Golpe por objeto arrojado proyectado o que ca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Golpe contra o golpeado por equipo para depor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Golpe contra o golpeado por otros objet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Atrapado aplastado trabado o apretado en o entre objet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dispositivos de elevación o transmisión no clasificado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vidrio cortan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cuchillo espada daga o puñ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herramientas manuales si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cortadora de césped co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otras herramientas manuales y artefactos del hogar con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maquinaria agrícol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otras maquinarias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uerpo extraño que penetra por el ojo u orificio natur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uerpo extraño que penetra a través de la pie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un Objeto</text:p>
          </table:table-cell>
          <table:table-cell office:value-type="string" calcext:value-type="string">
            <text:p>Contacto traumático con aguja hipodérm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hogamiento y Sumersion</text:p>
          </table:table-cell>
          <table:table-cell office:value-type="string" calcext:value-type="string">
            <text:p>Ahogamiento y sumersión mientras se está en la bañer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hogamiento y Sumersion</text:p>
          </table:table-cell>
          <table:table-cell office:value-type="string" calcext:value-type="string">
            <text:p>Ahogamiento y sumersión consecutivos a caída en la bañer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hogamiento y Sumersion</text:p>
          </table:table-cell>
          <table:table-cell office:value-type="string" calcext:value-type="string">
            <text:p>Ahogamiento y sumersión mientras se está en una pisci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hogamiento y Sumersion</text:p>
          </table:table-cell>
          <table:table-cell office:value-type="string" calcext:value-type="string">
            <text:p>Ahogamiento y sumersión consecutivos a caída en una pisci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hogamiento y Sumersion</text:p>
          </table:table-cell>
          <table:table-cell office:value-type="string" calcext:value-type="string">
            <text:p>Ahogamiento y sumersión mientras se está en aguas natur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hogamiento y Sumersion</text:p>
          </table:table-cell>
          <table:table-cell office:value-type="string" calcext:value-type="string">
            <text:p>Ahogamiento y sumersión posterior a caída en aguas natur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hogamiento y Sumersion</text:p>
          </table:table-cell>
          <table:table-cell office:value-type="string" calcext:value-type="string">
            <text:p>Otros ahogamientos y sumersiones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hogamiento y Sumersion</text:p>
          </table:table-cell>
          <table:table-cell office:value-type="string" calcext:value-type="string">
            <text:p>Ahogamiento y sumersión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strangulamiento Accidental</text:p>
          </table:table-cell>
          <table:table-cell office:value-type="string" calcext:value-type="string">
            <text:p>Sofocación y estrangulamiento accidental en la cam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strangulamiento Accidental</text:p>
          </table:table-cell>
          <table:table-cell office:value-type="string" calcext:value-type="string">
            <text:p>Otros estrangulamientos y ahorcamientos accident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bstruccion Respiratoria</text:p>
          </table:table-cell>
          <table:table-cell office:value-type="string" calcext:value-type="string">
            <text:p>Obstrucción de la respiración debida a hundimiento caída de tierra u otras sustanc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bstruccion Respiratoria</text:p>
          </table:table-cell>
          <table:table-cell office:value-type="string" calcext:value-type="string">
            <text:p>Inhalación de contenidos gástr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bstruccion Respiratoria</text:p>
          </table:table-cell>
          <table:table-cell office:value-type="string" calcext:value-type="string">
            <text:p>Inhalación e ingestión de alimento que causa obstrucción de las vías respirator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bstruccion Respiratoria</text:p>
          </table:table-cell>
          <table:table-cell office:value-type="string" calcext:value-type="string">
            <text:p>Inhalación e ingestión de otros objetos que causan obstrucción de las vías respirator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bstruccion Respiratoria</text:p>
          </table:table-cell>
          <table:table-cell office:value-type="string" calcext:value-type="string">
            <text:p>Confinado o atrapado en un ambiente con bajo contenido de oxíge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bstruccion Respiratoria</text:p>
          </table:table-cell>
          <table:table-cell office:value-type="string" calcext:value-type="string">
            <text:p>Otras obstrucciones especificadas de la respir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bstruccion Respiratoria</text:p>
          </table:table-cell>
          <table:table-cell office:value-type="string" calcext:value-type="string">
            <text:p>Obstrucción no especificada de la respir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chorro de alta pre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l rui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vibracion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otras fuerzas mecánicas inanimadas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líneas de transmisión eléctr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otras corrientes eléctricas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corriente eléctrica no especific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radiación ionizan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fuente de luz visible y ultravioleta de origen artifici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otros tipos de radiación no ionizan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radiación de tipo no especific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calor excesivo de origen artifici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frío excesivo de origen artifici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presión de aire alta y baja y a cambios en la presión del air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otros factores ambientales y a los no especificados de origen artifici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fuego no controlado en edificio u otra construc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fuego no controlado en lugar que no es edificio u otra construc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fuego controlado en edificio u otra construc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fuego controlado en lugar que no es edificio u otra construc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ignición de material altamente inflamabl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ignición o fusión de ropas de dormi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ignición o fusión de otras ropas y accesori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otros humos fuegos o llamas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humos fuegos o llama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l calor natural excesiv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l frío natural excesiv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rayos sola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otras fuerzas de la naturaleza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otros factores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posicion</text:p>
          </table:table-cell>
          <table:table-cell office:value-type="string" calcext:value-type="string">
            <text:p>Exposición a factore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bebidas alimentos grasas y aceites para cocinar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agua caliente corrien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otros líquidos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vapor de agua y otros vapores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aire y gases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utensilios domésticos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radiadores cañerías y artefactos para calefacción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máquinas motores y herramientas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otros metales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con Elementos Calientes</text:p>
          </table:table-cell>
          <table:table-cell office:value-type="string" calcext:value-type="string">
            <text:p>Contacto con otras sustancias calientes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serpientes y lagartos veneno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arañas venenos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escorp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avispones avispas y abej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centípodos y miriápodos venenosos (tropicales)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otros artrópodos veneno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animales y plantas marinas veneno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otros animales venenosos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otras plantas venenosas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Contacto Traumatico con Animal, Insecto o Planta Venenoso</text:p>
          </table:table-cell>
          <table:table-cell office:value-type="string" calcext:value-type="string">
            <text:p>Contacto traumático con animales y plantas venenos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analgésicos no narcóticos antipiréticos y antirreumát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drogas antiepilépticas sedantes hipnóticas antiparkinsonianas y psicotrópicas no clasificada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narcóticos y psicodislépticos [alucinógenos]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otras drogas que actúan sobre el sistema nervioso autónom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otras drogas medicamentos y sustancias biológicas y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l alcoho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disolventes orgánicos e hidrocarburos halogenados y sus vapo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otros gases y vapo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plaguici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ccidental</text:p>
          </table:table-cell>
          <table:table-cell office:value-type="string" calcext:value-type="string">
            <text:p>Envenenamiento accidental por y exposición a otros productos químicos y sustancias nocivas y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Desastres Naturales</text:p>
          </table:table-cell>
          <table:table-cell office:value-type="string" calcext:value-type="string">
            <text:p>Víctima de ray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Desastres Naturales</text:p>
          </table:table-cell>
          <table:table-cell office:value-type="string" calcext:value-type="string">
            <text:p>Víctima de terremo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Desastres Naturales</text:p>
          </table:table-cell>
          <table:table-cell office:value-type="string" calcext:value-type="string">
            <text:p>Víctima de erupción volcán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Desastres Naturales</text:p>
          </table:table-cell>
          <table:table-cell office:value-type="string" calcext:value-type="string">
            <text:p>Víctima de avalancha derrumbe y otros movimientos de tierr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Desastres Naturales</text:p>
          </table:table-cell>
          <table:table-cell office:value-type="string" calcext:value-type="string">
            <text:p>Víctima de tormenta cataclísm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Desastres Naturales</text:p>
          </table:table-cell>
          <table:table-cell office:value-type="string" calcext:value-type="string">
            <text:p>Víctima de inund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Privacion</text:p>
          </table:table-cell>
          <table:table-cell office:value-type="string" calcext:value-type="string">
            <text:p>Asfixi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Privacion</text:p>
          </table:table-cell>
          <table:table-cell office:value-type="string" calcext:value-type="string">
            <text:p>Efectos de otras privacion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Privacion</text:p>
          </table:table-cell>
          <table:table-cell office:value-type="string" calcext:value-type="string">
            <text:p>Privación de aliment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Privacion</text:p>
          </table:table-cell>
          <table:table-cell office:value-type="string" calcext:value-type="string">
            <text:p>Privación de agu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Privacion</text:p>
          </table:table-cell>
          <table:table-cell office:value-type="string" calcext:value-type="string">
            <text:p>Privación no especific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analgésicos no narcóticos antipiréticos y antirreumát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drogas antiepilépticas sedantes hipnóticas antiparkinsonianas y psicotrópicas no clasificada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narcóticos y psicodislépticos [alucinógenos]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otras drogas que actúan sobre el sistema nervioso autónom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otras drogas medicamentos y sustancias biológicas y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l alcoho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disolventes orgánicos e hidrocarburos halogenados y sus vapo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otros gases y vapo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plaguici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Autoinflingido</text:p>
          </table:table-cell>
          <table:table-cell office:value-type="string" calcext:value-type="string">
            <text:p>Envenenamiento autoinfligido intencionalmente por y exposición a otros productos químicos y sustancias nocivas y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ahorcamiento estrangulamiento o sofoc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ahogamiento y sumer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disparo de arma cor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disparo de rifle escopeta y arma larg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disparo de otras armas de fuego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material explosiv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humo fuego y llam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vapor de agua vapores y objetos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objeto cortan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objeto romo o sin fi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al saltar desde un lugar elev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arrojarse o colocarse delante de objeto en movimien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colisión de vehículo de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otros medios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Lesion Autoinflingida</text:p>
          </table:table-cell>
          <table:table-cell office:value-type="string" calcext:value-type="string">
            <text:p>Lesión autoinfligida intencionalmente por medi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drogas medicamentos y sustancias biológ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sustancia corrosiv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plaguici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gases y vapo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otros productos químicos y sustancias nocivas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productos químicos y sustancias nociv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por ahorcamiento estrangulamiento y sofoc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por ahogamiento y sumers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disparo de arma cort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disparo de rifle escopeta y arma larg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disparo de otras armas de fuego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material explosiv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humo fuego y llam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vapor de agua vapores y objetos cali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objeto cortan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objeto romo o sin fil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por empujón desde un lugar elev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por empujar o colocar a la víctima delante de objeto en movimien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por colisión de vehículo de mot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con fuerza corpor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sexual con fuerza corpor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Negligencia y abando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Otros maltrat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por otros medios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gresion</text:p>
          </table:table-cell>
          <table:table-cell office:value-type="string" calcext:value-type="string">
            <text:p>Agresión por medi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 analgésicos no narcóticos antipiréticos y antirreumático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 drogas antiepilépticas sedantes hipnóticas antiparkinsonianas y psicotrópicas no clasificadas en otra parte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 narcóticos y psicodislépticos [alucinógenos] no clasificados en otra parte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 otras drogas que actúan sobre el sistema nervioso autónomo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 otras drogas medicamentos y sustancias biológicas y las no especificada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l alcohol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 disolventes orgánicos e hidrocarburos halogenados y sus vapore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<text:s/>exposición a otros gases y vapore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 plaguicida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nvenenamiento de intencion no determinada</text:p>
          </table:table-cell>
          <table:table-cell office:value-type="string" calcext:value-type="string">
            <text:p>Envenenamiento por y exposición a otros productos químicos y sustancias nocivas y los no especificado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Ahorcamiento estrangulamiento y sofocación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Ahogamiento y sumersión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Disparo de arma corta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Disparo de rifle escopeta y arma larga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Disparo de otras armas de fuego y las no especificada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Contacto traumático con material explosivo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Exposición al humo fuego y llama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Contacto con vapor de agua vapores y objetos caliente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Contacto traumático con objeto cortante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Contacto traumático con objeto romo o sin filo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Caída salto o empujón desde lugar elevado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Caída permanencia o carrera delante o hacia objeto en movimiento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Colisión de vehículo de motor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Otros eventos especificado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cto violento de intencion no determinada</text:p>
          </table:table-cell>
          <table:table-cell office:value-type="string" calcext:value-type="string">
            <text:p>Evento no especificado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Corte punción perforación o hemorragia no intencional durante la atención médica y quirúrg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Objeto extraño dejado accidentalmente en el cuerpo durante la atención médica y quirúrg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Fallas en la esterilización durante la atención médica y quirúrg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Falla en la dosificación durante la atención médica y quirúrg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Medicamentos o sustancias biológicas contamin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Otros incidentes durante la atención médica y quirúrg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No administración de la atención médica y quirúrg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Incidentes no especificados durante la atención médica y quirúrg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de anestesiología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cardiovasculares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otorrinolaringológicos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de gastroenterología y urología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para uso hospitalario general y personal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neurológicos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ginecológicos y obstétricos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oftálmicos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Aparatos radiológicos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ortopédicos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Aparatos de medicina física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Dispositivos de cirugía general y plástica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Otros dispositivos médicos y los no especificados asociados con incidentes advers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Cirugía y otros procedimientos quirúrgicos como la causa de reacción anormal del paciente o de complicación posterior sin mención de incidente en el momento de efectuar el procedimien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Otros procedimientos médicos como la causa de reacción anormal del paciente o de complicación posterior sin mención de incidente en el momento de efectuar el procedimien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Necesidad de inmunización contra enfermedad bacteriana ún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Necesidad de inmunización contra ciertas enfermedades vir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Necesidad de inmunización contra otras enfermedades virales ún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Necesidad de inmunización contra otras enfermedades infecciosas ún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Necesidad de inmunización contra combinaciones de enfermedades infeccios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Inmunización no realiz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Necesidad de otras medidas profiláct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Atención para la anticoncep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Atención para la procre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Examen y prueba del embaraz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Estado de embarazo incident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Supervisión de embarazo norm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Supervisión de embarazo de alto riesg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Pesquisas prenat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Producto del par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Nacidos vivos según lugar de nacimien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Examen y atención del postpar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Cirugía profiláct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Procedimientos para otros propósitos que no sean los de mejorar el estado de salud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Cuidados posteriores a la cirugía plást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Atención de orificios artifici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Prueba y ajuste de dispositivos protésicos extern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Asistencia y ajuste de dispositivos implant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Prueba y ajuste de otros dispositiv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Otros cuidados posteriores a la ortopedi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Otros cuidados posteriores a la cirugí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Cuidados relativos al procedimiento de diálisi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Atención por el uso de procedimientos de rehabilit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Malapraxis o Procedmiento Medico con efectos adversos</text:p>
          </table:table-cell>
          <table:table-cell office:value-type="string" calcext:value-type="string">
            <text:p>Otra atención médic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antibióticos sistém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otros antiinfecciosos y antiparasitarios sistém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hormonas y sus sustitutos sintéticos y antagonistas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agentes sistémicos primari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agentes que afectan primariamente los constituyentes de la sangr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drogas analgésicas antipiréticas y antiinflamator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drogas antiepilépticas y antiparkinsonian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drogas sedantes hipnóticas y ansiolít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gases anestésicos y terapéut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drogas psicotrópicas no especificada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estimulantes del sistema nervioso central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drogas que afectan primariamente el sistema nervioso autónom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agentes que afectan primariamente el sistema cardiovascula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agentes que afectan primariamente el sistema gastrointestin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agentes que afectan primariamente el equilibrio hídrico y el metabolismo mineral y del ácido úric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agentes que actúan primariamente sobre los músculos lisos y estriados y sobre el sistema respiratori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agentes tópicos que afectan primariamente la piel y las membranas mucosas y drogas oftalmológicas otorrinolaringológicas y dent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otras drogas y medicamentos y los no especific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vacunas bacterian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fectos Adversos</text:p>
          </table:table-cell>
          <table:table-cell office:value-type="string" calcext:value-type="string">
            <text:p>Efectos adversos de otras vacunas y sustancias biológicas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traumatismos de la cabez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traumatismos del cuello y del tronc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traumatismos de miembro superi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traumatismos de miembro inferior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traumatismos que afectan múltiples regiones del cuerpo y las no especifica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quemaduras corrosiones y congelamient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envenenamientos por drogas medicamentos y sustancias biológ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efectos <text:s/>tóxicos de sustancias de procedencia principalmente no medicin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otros efectos y los no especificados de causas extern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accidentes de transpo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otros accide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lesiones autoinfligidas intencionalmente agresiones y eventos de intención no determina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con atención médica y quirúrgica como causa extern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Secuelas</text:p>
          </table:table-cell>
          <table:table-cell office:value-type="string" calcext:value-type="string">
            <text:p>Secuelas de otras causas extern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Examen general e investigación de personas sin quejas o sin diagnóstico inform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Otros exámenes especiales e investigaciones en personas sin quejas o sin diagnóstico informad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Exámenes y contactos para fines administrativ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Observación y evaluación médicas por sospecha de enfermedades y afeccion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Examen y observación por otras razon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Examen de seguimiento consecutivo al tratamiento por tumor malig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Examen de seguimiento consecutivo a tratamiento por otras afecciones diferentes a tumores malign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Control general de salud de rutina de subpoblaciones definid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Examen de pesquisa especial para enfermedades infecciosas y parasitar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Examen de pesquisa especial para tumo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Examen, Observacion o Control Medico</text:p>
          </table:table-cell>
          <table:table-cell office:value-type="string" calcext:value-type="string">
            <text:p>Examen de pesquisa especial para otras enfermedades y trastorn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videncia de alcoholismo determinada por el nivel de alcohol en la sangr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Evidencia de alcoholismo determinada por el nivel de intoxic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fecciones de Entorno</text:p>
          </table:table-cell>
          <table:table-cell office:value-type="string" calcext:value-type="string">
            <text:p>Afección nosocomi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fecciones de Entorno</text:p>
          </table:table-cell>
          <table:table-cell office:value-type="string" calcext:value-type="string">
            <text:p>Afección relacionada con el trabaj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fecciones de Entorno</text:p>
          </table:table-cell>
          <table:table-cell office:value-type="string" calcext:value-type="string">
            <text:p>Afección relacionada con la contaminación ambient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Afecciones de Entorno</text:p>
          </table:table-cell>
          <table:table-cell office:value-type="string" calcext:value-type="string">
            <text:p>Afección relacionada con el estilo de vi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Intervención leg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Operaciones de guerr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Donantes de órganos y teji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ersona en contacto con los servicios de salud para procedimientos específicos no realiz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Convalecenci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la educación y la alfabetización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el empleo y el desemple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Exposición a factores de riesgo ocupacion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el ambiente físic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la vivienda y las circunstancias económ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el ambiente soci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hechos negativos en la niñez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Otros problemas relacionados con la crianza del niñ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Otros problemas relacionados con el grupo primario de apoyo inclusive circunstancias familia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ciertas circunstancias psicosoci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otras circunstancias psicosoci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Consulta relacionada con actitud conducta u orientación sexual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ersonas en contacto con los servicios de salud por otras consultas y consejos médicos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el estilo de vi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dificultades con el modo de vida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dependencia del prestador de servici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oblemas relacionados con facilidades de atención médica u otros servicios de salud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ersonas en contacto con los servicios de salud por otras circunstanci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familiar de tumor malig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familiar de trastornos mentales y del comportamient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familiar de ciertas discapacidades y enfermedades crónicas incapacitant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familiar de otros trastornos específ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familiar de otras afeccion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personal de tumor malign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personal de algunas otras enfermedad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personal de otras enfermedades y afeccion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personal de alergia a drogas medicamentos y sustancias biológica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Ausencia adquirida de miembr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Ausencia adquirida de órganos no clasificada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personal de factores de riesgo no clasificados en otra parte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Historia personal de tratamiento médico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Aberturas artifici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Órganos y tejidos trasplantad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esencia de implantes e injertos cardiovascular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esencia de otros implantes funcionale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Presencia de otros dispositiv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Otros estados postquirúrgicos</text:p>
          </table:table-cell>
        </table:table-row>
        <table:table-row table:style-name="ro1">
          <table:table-cell office:value-type="string" calcext:value-type="string">
            <text:p>violenta</text:p>
          </table:table-cell>
          <table:table-cell office:value-type="string" calcext:value-type="string">
            <text:p>Otras causas violentas</text:p>
          </table:table-cell>
          <table:table-cell office:value-type="string" calcext:value-type="string">
            <text:p>Dependencia de máquinas y dispositivos capacitantes no clasificada en otra pa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1:53:02.206117495</meta:creation-date>
    <dc:date>2021-10-20T14:12:54.278564280</dc:date>
    <meta:editing-duration>PT1H36M34S</meta:editing-duration>
    <meta:editing-cycles>14</meta:editing-cycles>
    <meta:generator>LibreOffice/6.4.7.2$Linux_X86_64 LibreOffice_project/40$Build-2</meta:generator>
    <meta:document-statistic meta:table-count="1" meta:cell-count="6126" meta:object-count="0"/>
  </office:meta>
</office:document-meta>
</file>